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5fb852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61e5dc" style:font-weight-asian="bold" style:font-weight-complex="bold"/>
    </style:style>
    <style:style style:name="P1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5fb852"/>
    </style:style>
    <style:style style:name="P3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7" style:family="paragraph" style:parent-style-name="Text_20_body">
      <style:text-properties officeooo:rsid="004161ac" officeooo:paragraph-rsid="0051ac4f"/>
    </style:style>
    <style:style style:name="P38" style:family="paragraph" style:parent-style-name="Text_20_body">
      <style:text-properties officeooo:rsid="004161ac" officeooo:paragraph-rsid="005321cb"/>
    </style:style>
    <style:style style:name="P39" style:family="paragraph" style:parent-style-name="Text_20_body">
      <style:text-properties officeooo:rsid="005059c7" officeooo:paragraph-rsid="005059c7"/>
    </style:style>
    <style:style style:name="P40" style:family="paragraph" style:parent-style-name="Text_20_body">
      <style:text-properties officeooo:paragraph-rsid="0051ac4f"/>
    </style:style>
    <style:style style:name="P41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42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3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4" style:family="paragraph" style:parent-style-name="Text_20_body">
      <style:paragraph-properties fo:text-align="justify" style:justify-single-word="false"/>
      <style:text-properties officeooo:rsid="0051ac4f" officeooo:paragraph-rsid="005fb852"/>
    </style:style>
    <style:style style:name="P45" style:family="paragraph" style:parent-style-name="Text_20_body">
      <style:text-properties officeooo:paragraph-rsid="005321cb"/>
    </style:style>
    <style:style style:name="P46" style:family="paragraph" style:parent-style-name="Text_20_body">
      <style:text-properties officeooo:rsid="00366cb8" officeooo:paragraph-rsid="005d0cd0"/>
    </style:style>
    <style:style style:name="P47" style:family="paragraph" style:parent-style-name="Text_20_body">
      <style:text-properties officeooo:rsid="00366cb8" officeooo:paragraph-rsid="005fb852"/>
    </style:style>
    <style:style style:name="P48" style:family="paragraph" style:parent-style-name="Text_20_body">
      <style:text-properties officeooo:rsid="002eabfc" officeooo:paragraph-rsid="005c6e23"/>
    </style:style>
    <style:style style:name="P49" style:family="paragraph" style:parent-style-name="Text_20_body">
      <style:text-properties officeooo:rsid="002eabfc" officeooo:paragraph-rsid="005fb852"/>
    </style:style>
    <style:style style:name="P50" style:family="paragraph" style:parent-style-name="Text_20_body">
      <style:text-properties officeooo:paragraph-rsid="005c6e23"/>
    </style:style>
    <style:style style:name="P51" style:family="paragraph" style:parent-style-name="Text_20_body">
      <style:text-properties officeooo:paragraph-rsid="005e2f2e"/>
    </style:style>
    <style:style style:name="P52" style:family="paragraph" style:parent-style-name="Text_20_body">
      <style:text-properties officeooo:paragraph-rsid="005fb852"/>
    </style:style>
    <style:style style:name="P53" style:family="paragraph" style:parent-style-name="Text_20_body">
      <style:text-properties officeooo:paragraph-rsid="0061e5dc"/>
    </style:style>
    <style:style style:name="P54" style:family="paragraph" style:parent-style-name="Text_20_body">
      <style:paragraph-properties fo:text-align="justify" style:justify-single-word="false"/>
      <style:text-properties officeooo:paragraph-rsid="0061e5dc"/>
    </style:style>
    <style:style style:name="P55" style:family="paragraph" style:parent-style-name="Text_20_body">
      <style:paragraph-properties fo:text-align="justify" style:justify-single-word="false"/>
      <style:text-properties officeooo:rsid="0061e5dc" officeooo:paragraph-rsid="0061e5dc"/>
    </style:style>
    <style:style style:name="P56" style:family="paragraph" style:parent-style-name="Text_20_body">
      <style:text-properties officeooo:paragraph-rsid="0061fed7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Heading_20_1" style:master-page-name="Cos">
      <style:paragraph-properties fo:text-align="center" style:justify-single-word="false" style:page-number="auto"/>
    </style:style>
    <style:style style:name="P60" style:family="paragraph" style:parent-style-name="Heading_20_1">
      <style:paragraph-properties fo:break-before="page"/>
      <style:text-properties officeooo:rsid="002eabfc" officeooo:paragraph-rsid="002eabfc"/>
    </style:style>
    <style:style style:name="P61" style:family="paragraph" style:parent-style-name="Heading_20_1">
      <style:paragraph-properties fo:break-before="page"/>
      <style:text-properties officeooo:rsid="002eabfc" officeooo:paragraph-rsid="0051ac4f"/>
    </style:style>
    <style:style style:name="P62" style:family="paragraph" style:parent-style-name="Heading_20_1">
      <style:paragraph-properties fo:break-before="page"/>
      <style:text-properties officeooo:rsid="002eabfc" officeooo:paragraph-rsid="005321cb"/>
    </style:style>
    <style:style style:name="P63" style:family="paragraph" style:parent-style-name="Heading_20_1">
      <style:paragraph-properties fo:break-before="page"/>
      <style:text-properties officeooo:rsid="002eabfc" officeooo:paragraph-rsid="005c6e23"/>
    </style:style>
    <style:style style:name="P64" style:family="paragraph" style:parent-style-name="Heading_20_1">
      <style:paragraph-properties fo:break-before="page"/>
      <style:text-properties officeooo:rsid="002eabfc" officeooo:paragraph-rsid="005fb852"/>
    </style:style>
    <style:style style:name="P65" style:family="paragraph" style:parent-style-name="Heading_20_1">
      <style:paragraph-properties fo:break-before="page"/>
      <style:text-properties officeooo:paragraph-rsid="0061e5dc"/>
    </style:style>
    <style:style style:name="P66" style:family="paragraph" style:parent-style-name="Heading_20_2" style:list-style-name="">
      <style:text-properties officeooo:rsid="002eabfc" officeooo:paragraph-rsid="002eabfc"/>
    </style:style>
    <style:style style:name="P67" style:family="paragraph" style:parent-style-name="Heading_20_2" style:list-style-name="">
      <style:text-properties officeooo:rsid="002eabfc" officeooo:paragraph-rsid="0051ac4f"/>
    </style:style>
    <style:style style:name="P68" style:family="paragraph" style:parent-style-name="Heading_20_2" style:list-style-name="">
      <style:text-properties officeooo:rsid="002eabfc" officeooo:paragraph-rsid="005321cb"/>
    </style:style>
    <style:style style:name="P69" style:family="paragraph" style:parent-style-name="Heading_20_2" style:list-style-name="">
      <style:text-properties officeooo:rsid="002eabfc" officeooo:paragraph-rsid="005c6e23"/>
    </style:style>
    <style:style style:name="P70" style:family="paragraph" style:parent-style-name="Heading_20_2" style:list-style-name="">
      <style:text-properties officeooo:rsid="002eabfc" officeooo:paragraph-rsid="005d0cd0"/>
    </style:style>
    <style:style style:name="P71" style:family="paragraph" style:parent-style-name="Heading_20_2" style:list-style-name="">
      <style:text-properties officeooo:rsid="002eabfc" officeooo:paragraph-rsid="005fb852"/>
    </style:style>
    <style:style style:name="P72" style:family="paragraph" style:parent-style-name="Heading_20_2" style:list-style-name="">
      <style:text-properties officeooo:rsid="002eabfc" officeooo:paragraph-rsid="0061e5dc"/>
    </style:style>
    <style:style style:name="P73" style:family="paragraph" style:parent-style-name="Text_20_body" style:list-style-name="L1">
      <style:text-properties officeooo:paragraph-rsid="0046cc6d"/>
    </style:style>
    <style:style style:name="P74" style:family="paragraph" style:parent-style-name="Text_20_body" style:list-style-name="L1">
      <style:text-properties officeooo:paragraph-rsid="004b5c4e"/>
    </style:style>
    <style:style style:name="P75" style:family="paragraph" style:parent-style-name="Text_20_body" style:list-style-name="L1">
      <style:text-properties officeooo:rsid="004b5c4e" officeooo:paragraph-rsid="004b5c4e"/>
    </style:style>
    <style:style style:name="P76" style:family="paragraph" style:parent-style-name="Text_20_body" style:list-style-name="L1">
      <style:text-properties officeooo:rsid="004b5c4e" officeooo:paragraph-rsid="004c0389"/>
    </style:style>
    <style:style style:name="P77" style:family="paragraph" style:parent-style-name="Text_20_body" style:list-style-name="L1">
      <style:text-properties officeooo:rsid="004b5c4e" officeooo:paragraph-rsid="004c8d02"/>
    </style:style>
    <style:style style:name="P78" style:family="paragraph" style:parent-style-name="Text_20_body" style:list-style-name="L1">
      <style:text-properties officeooo:rsid="004b5c4e" officeooo:paragraph-rsid="0050d07e"/>
    </style:style>
    <style:style style:name="P79" style:family="paragraph" style:parent-style-name="Text_20_body" style:list-style-name="L1">
      <style:text-properties officeooo:rsid="0050d07e" officeooo:paragraph-rsid="0050d07e"/>
    </style:style>
    <style:style style:name="P80" style:family="paragraph" style:parent-style-name="Text_20_body" style:list-style-name="L2">
      <style:text-properties officeooo:rsid="00366cb8" officeooo:paragraph-rsid="003f3001"/>
    </style:style>
    <style:style style:name="P81" style:family="paragraph" style:parent-style-name="Text_20_body" style:list-style-name="L2">
      <style:text-properties officeooo:rsid="00366cb8" officeooo:paragraph-rsid="004df380"/>
    </style:style>
    <style:style style:name="P82" style:family="paragraph" style:parent-style-name="Text_20_body" style:list-style-name="L2">
      <style:text-properties officeooo:rsid="00366cb8" officeooo:paragraph-rsid="005059c7"/>
    </style:style>
    <style:style style:name="P83" style:family="paragraph" style:parent-style-name="Text_20_body" style:list-style-name="L2">
      <style:text-properties officeooo:rsid="00366cb8" officeooo:paragraph-rsid="0051ac4f"/>
    </style:style>
    <style:style style:name="P84" style:family="paragraph" style:parent-style-name="Text_20_body" style:list-style-name="L2">
      <style:text-properties officeooo:rsid="00366cb8" officeooo:paragraph-rsid="0054e95f"/>
    </style:style>
    <style:style style:name="P85" style:family="paragraph" style:parent-style-name="Text_20_body" style:list-style-name="L2">
      <style:text-properties officeooo:rsid="00366cb8" officeooo:paragraph-rsid="0054ced8"/>
    </style:style>
    <style:style style:name="P86" style:family="paragraph" style:parent-style-name="Text_20_body" style:list-style-name="L4">
      <style:text-properties officeooo:rsid="00366cb8" officeooo:paragraph-rsid="0051ac4f"/>
    </style:style>
    <style:style style:name="P87" style:family="paragraph" style:parent-style-name="Text_20_body" style:list-style-name="L4">
      <style:text-properties officeooo:rsid="00366cb8" officeooo:paragraph-rsid="0054e95f"/>
    </style:style>
    <style:style style:name="P88" style:family="paragraph" style:parent-style-name="Text_20_body" style:list-style-name="L6">
      <style:text-properties officeooo:rsid="00366cb8" officeooo:paragraph-rsid="005321cb"/>
    </style:style>
    <style:style style:name="P89" style:family="paragraph" style:parent-style-name="Text_20_body" style:list-style-name="L6">
      <style:text-properties officeooo:rsid="00366cb8" officeooo:paragraph-rsid="0054e95f"/>
    </style:style>
    <style:style style:name="P90" style:family="paragraph" style:parent-style-name="Text_20_body" style:list-style-name="L10">
      <style:text-properties officeooo:rsid="00366cb8" officeooo:paragraph-rsid="005321cb"/>
    </style:style>
    <style:style style:name="P91" style:family="paragraph" style:parent-style-name="Text_20_body" style:list-style-name="L12">
      <style:text-properties officeooo:rsid="00366cb8" officeooo:paragraph-rsid="005321cb"/>
    </style:style>
    <style:style style:name="P92" style:family="paragraph" style:parent-style-name="Text_20_body" style:list-style-name="L16">
      <style:text-properties officeooo:rsid="00366cb8" officeooo:paragraph-rsid="005321cb"/>
    </style:style>
    <style:style style:name="P93" style:family="paragraph" style:parent-style-name="Text_20_body" style:list-style-name="L16">
      <style:text-properties officeooo:rsid="00366cb8" officeooo:paragraph-rsid="0056b9a9"/>
    </style:style>
    <style:style style:name="P94" style:family="paragraph" style:parent-style-name="Text_20_body" style:list-style-name="L18">
      <style:text-properties officeooo:rsid="00366cb8" officeooo:paragraph-rsid="005321cb"/>
    </style:style>
    <style:style style:name="P95" style:family="paragraph" style:parent-style-name="Text_20_body" style:list-style-name="L18">
      <style:text-properties officeooo:rsid="00366cb8" officeooo:paragraph-rsid="0056b9a9"/>
    </style:style>
    <style:style style:name="P96" style:family="paragraph" style:parent-style-name="Text_20_body" style:list-style-name="L2">
      <style:text-properties officeooo:rsid="004df380" officeooo:paragraph-rsid="004df380"/>
    </style:style>
    <style:style style:name="P97" style:family="paragraph" style:parent-style-name="Text_20_body" style:list-style-name="L3">
      <style:text-properties officeooo:rsid="004161ac" officeooo:paragraph-rsid="004161ac"/>
    </style:style>
    <style:style style:name="P98" style:family="paragraph" style:parent-style-name="Text_20_body" style:list-style-name="L3">
      <style:text-properties officeooo:rsid="004161ac" officeooo:paragraph-rsid="0051ac4f"/>
    </style:style>
    <style:style style:name="P99" style:family="paragraph" style:parent-style-name="Text_20_body" style:list-style-name="L3">
      <style:text-properties officeooo:rsid="004161ac" officeooo:paragraph-rsid="0054ced8"/>
    </style:style>
    <style:style style:name="P100" style:family="paragraph" style:parent-style-name="Text_20_body" style:list-style-name="L5">
      <style:text-properties officeooo:rsid="004161ac" officeooo:paragraph-rsid="0051ac4f"/>
    </style:style>
    <style:style style:name="P101" style:family="paragraph" style:parent-style-name="Text_20_body" style:list-style-name="L5">
      <style:text-properties officeooo:rsid="004161ac" officeooo:paragraph-rsid="0054e95f"/>
    </style:style>
    <style:style style:name="P102" style:family="paragraph" style:parent-style-name="Text_20_body" style:list-style-name="L7">
      <style:text-properties officeooo:rsid="004161ac" officeooo:paragraph-rsid="005321cb"/>
    </style:style>
    <style:style style:name="P103" style:family="paragraph" style:parent-style-name="Text_20_body" style:list-style-name="L7">
      <style:text-properties officeooo:rsid="004161ac" officeooo:paragraph-rsid="0054e95f"/>
    </style:style>
    <style:style style:name="P104" style:family="paragraph" style:parent-style-name="Text_20_body" style:list-style-name="L11">
      <style:text-properties officeooo:rsid="004161ac" officeooo:paragraph-rsid="005321cb"/>
    </style:style>
    <style:style style:name="P105" style:family="paragraph" style:parent-style-name="Text_20_body" style:list-style-name="L13">
      <style:text-properties officeooo:rsid="004161ac" officeooo:paragraph-rsid="005321cb"/>
    </style:style>
    <style:style style:name="P106" style:family="paragraph" style:parent-style-name="Text_20_body" style:list-style-name="L17">
      <style:text-properties officeooo:rsid="004161ac" officeooo:paragraph-rsid="005321cb"/>
    </style:style>
    <style:style style:name="P107" style:family="paragraph" style:parent-style-name="Text_20_body" style:list-style-name="L17">
      <style:text-properties officeooo:rsid="004161ac" officeooo:paragraph-rsid="0059554c"/>
    </style:style>
    <style:style style:name="P108" style:family="paragraph" style:parent-style-name="Text_20_body" style:list-style-name="L19">
      <style:text-properties officeooo:rsid="004161ac" officeooo:paragraph-rsid="0056b9a9"/>
    </style:style>
    <style:style style:name="P109" style:family="paragraph" style:parent-style-name="Text_20_body" style:list-style-name="L19">
      <style:text-properties officeooo:rsid="004161ac" officeooo:paragraph-rsid="005d0cd0"/>
    </style:style>
    <style:style style:name="P110" style:family="paragraph" style:parent-style-name="Text_20_body" style:list-style-name="L19">
      <style:text-properties officeooo:rsid="004161ac" officeooo:paragraph-rsid="005e2f2e"/>
    </style:style>
    <style:style style:name="P111" style:family="paragraph" style:parent-style-name="Text_20_body" style:list-style-name="L21">
      <style:text-properties officeooo:rsid="004161ac" officeooo:paragraph-rsid="005fb852"/>
    </style:style>
    <style:style style:name="P112" style:family="paragraph" style:parent-style-name="Text_20_body" style:list-style-name="L3">
      <style:text-properties officeooo:rsid="005059c7" officeooo:paragraph-rsid="005059c7"/>
    </style:style>
    <style:style style:name="P113" style:family="paragraph" style:parent-style-name="Text_20_body" style:list-style-name="L1">
      <style:text-properties officeooo:rsid="005059c7" officeooo:paragraph-rsid="005321cb"/>
    </style:style>
    <style:style style:name="P114" style:family="paragraph" style:parent-style-name="Text_20_body" style:list-style-name="L1">
      <style:text-properties officeooo:rsid="005059c7" officeooo:paragraph-rsid="0053431a"/>
    </style:style>
    <style:style style:name="P115" style:family="paragraph" style:parent-style-name="Text_20_body" style:list-style-name="L1">
      <style:text-properties officeooo:rsid="005059c7" officeooo:paragraph-rsid="0053f247"/>
    </style:style>
    <style:style style:name="P116" style:family="paragraph" style:parent-style-name="Text_20_body" style:list-style-name="L8">
      <style:text-properties officeooo:rsid="0054e95f" officeooo:paragraph-rsid="0054e95f"/>
    </style:style>
    <style:style style:name="P117" style:family="paragraph" style:parent-style-name="Text_20_body" style:list-style-name="L9">
      <style:text-properties officeooo:rsid="0054e95f" officeooo:paragraph-rsid="0054e95f"/>
    </style:style>
    <style:style style:name="P118" style:family="paragraph" style:parent-style-name="Text_20_body" style:list-style-name="L14">
      <style:text-properties officeooo:rsid="0054e95f" officeooo:paragraph-rsid="0056b9a9"/>
    </style:style>
    <style:style style:name="P119" style:family="paragraph" style:parent-style-name="Text_20_body" style:list-style-name="L15">
      <style:text-properties officeooo:rsid="0054e95f" officeooo:paragraph-rsid="0056b9a9"/>
    </style:style>
    <style:style style:name="P120" style:family="paragraph" style:parent-style-name="Text_20_body" style:list-style-name="L10">
      <style:text-properties officeooo:rsid="0056b9a9" officeooo:paragraph-rsid="0056b9a9"/>
    </style:style>
    <style:style style:name="P121" style:family="paragraph" style:parent-style-name="Text_20_body" style:list-style-name="L19">
      <style:text-properties officeooo:paragraph-rsid="005d0cd0"/>
    </style:style>
    <style:style style:name="P122" style:family="paragraph" style:parent-style-name="Text_20_body" style:list-style-name="L19">
      <style:text-properties officeooo:paragraph-rsid="005e2f2e"/>
    </style:style>
    <style:style style:name="P123" style:family="paragraph" style:parent-style-name="Text_20_body" style:list-style-name="L20">
      <style:text-properties officeooo:paragraph-rsid="005d0cd0"/>
    </style:style>
    <style:style style:name="P124" style:family="paragraph" style:parent-style-name="Text_20_body" style:list-style-name="L20">
      <style:text-properties officeooo:paragraph-rsid="005fb852"/>
    </style:style>
    <style:style style:name="P125" style:family="paragraph" style:parent-style-name="Text_20_body" style:list-style-name="L20">
      <style:text-properties officeooo:paragraph-rsid="0063b55e"/>
    </style:style>
    <style:style style:name="P126" style:family="paragraph" style:parent-style-name="Text_20_body" style:list-style-name="L20">
      <style:text-properties officeooo:paragraph-rsid="006556c3"/>
    </style:style>
    <style:style style:name="P127" style:family="paragraph" style:parent-style-name="Text_20_body" style:list-style-name="L20">
      <style:text-properties officeooo:rsid="005d0cd0" officeooo:paragraph-rsid="005d0cd0"/>
    </style:style>
    <style:style style:name="P128" style:family="paragraph" style:parent-style-name="Text_20_body" style:list-style-name="L20">
      <style:text-properties officeooo:rsid="005d0cd0" officeooo:paragraph-rsid="005fb852"/>
    </style:style>
    <style:style style:name="P129" style:family="paragraph" style:parent-style-name="Text_20_body" style:list-style-name="L21">
      <style:text-properties officeooo:paragraph-rsid="005fb852"/>
    </style:style>
    <style:style style:name="P130" style:family="paragraph" style:parent-style-name="Text_20_body" style:list-style-name="L22">
      <style:text-properties officeooo:paragraph-rsid="0061e5dc"/>
    </style:style>
    <style:style style:name="P131" style:family="paragraph" style:parent-style-name="Text_20_body" style:list-style-name="L22">
      <style:text-properties officeooo:paragraph-rsid="0063b55e"/>
    </style:style>
    <style:style style:name="P132" style:family="paragraph" style:parent-style-name="Text_20_body">
      <style:text-properties officeooo:paragraph-rsid="0061fed7"/>
    </style:style>
    <style:style style:name="P133" style:family="paragraph" style:parent-style-name="Text_20_body">
      <style:text-properties officeooo:paragraph-rsid="006556c3"/>
    </style:style>
    <style:style style:name="P1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e5dc" style:text-blinking="false" fo:background-color="#ffffff" loext:char-shading-value="0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fed7" style:text-blinking="false" fo:background-color="#ffffff" loext:char-shading-value="0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556c3" style:text-blinking="false" fo:background-color="#ffffff" loext:char-shading-value="0" style:language-asian="zxx" style:country-asian="none" style:language-complex="zxx" style:country-complex="none"/>
    </style:style>
    <style:style style:name="T24" style:family="text">
      <style:text-properties officeooo:rsid="004df380"/>
    </style:style>
    <style:style style:name="T25" style:family="text">
      <style:text-properties officeooo:rsid="005059c7"/>
    </style:style>
    <style:style style:name="T26" style:family="text">
      <style:text-properties officeooo:rsid="0051ac4f"/>
    </style:style>
    <style:style style:name="T27" style:family="text">
      <style:text-properties officeooo:rsid="005321cb"/>
    </style:style>
    <style:style style:name="T28" style:family="text">
      <style:text-properties officeooo:rsid="0053431a"/>
    </style:style>
    <style:style style:name="T29" style:family="text">
      <style:text-properties officeooo:rsid="0054ced8"/>
    </style:style>
    <style:style style:name="T30" style:family="text">
      <style:text-properties officeooo:rsid="0054e95f"/>
    </style:style>
    <style:style style:name="T31" style:family="text">
      <style:text-properties officeooo:rsid="0056b9a9"/>
    </style:style>
    <style:style style:name="T32" style:family="text">
      <style:text-properties officeooo:rsid="00582894"/>
    </style:style>
    <style:style style:name="T33" style:family="text">
      <style:text-properties officeooo:rsid="0059554c"/>
    </style:style>
    <style:style style:name="T34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officeooo:rsid="005af6bf"/>
    </style:style>
    <style:style style:name="T37" style:family="text">
      <style:text-properties officeooo:rsid="005c6e23"/>
    </style:style>
    <style:style style:name="T38" style:family="text">
      <style:text-properties officeooo:rsid="00366cb8"/>
    </style:style>
    <style:style style:name="T39" style:family="text">
      <style:text-properties officeooo:rsid="005d0cd0"/>
    </style:style>
    <style:style style:name="T40" style:family="text">
      <style:text-properties officeooo:rsid="004161ac"/>
    </style:style>
    <style:style style:name="T41" style:family="text">
      <style:text-properties officeooo:rsid="005e2f2e"/>
    </style:style>
    <style:style style:name="T42" style:family="text">
      <style:text-properties officeooo:rsid="0061e5dc"/>
    </style:style>
    <style:style style:name="T43" style:family="text">
      <style:text-properties fo:color="#f39000" style:font-name="Calibri2" fo:font-size="16pt" fo:font-style="normal" fo:font-weight="bold" officeooo:rsid="0061e5d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officeooo:rsid="0061fed7"/>
    </style:style>
    <style:style style:name="T45" style:family="text">
      <style:text-properties officeooo:rsid="0063b55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7" draw:name="Forma2" draw:style-name="gr1"><draw:frame draw:name="Picture 2" draw:style-name="gr2" draw:text-style-name="P134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34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8">NOTIB: </text:span>Control de versions</text:p>
      <text:p text:style-name="P19"><text:span text:style-name="T4">desembre </text:span>de <text:span text:style-name="T2">2018</text:span></text:p>
      <text:p text:style-name="P20">Serveis d’Administració Electrònica en el Govern de les Illes Balears</text:p>
      <text:p text:style-name="P21">Lot 3 (Serveis de tramitació d’expedients electrònics)</text:p>
      <text:p text:style-name="P21"/>
      <text:p text:style-name="P21"/>
      <text:p text:style-name="P21"/>
      <text:p text:style-name="P21"/>
      <text:p text:style-name="P22">Oficina Tècnica de Direcció de Projecte</text:p>
      <text:list xml:id="list3873522817" text:style-name="Outline">
        <text:list-header>
          <text:h text:style-name="P5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5">Data</text:p>
          </table:table-cell>
          <table:table-cell table:style-name="Taula1.B2" office:value-type="string">
            <text:p text:style-name="P26">Autor</text:p>
          </table:table-cell>
          <table:table-cell table:style-name="Taula1.B2" office:value-type="string">
            <text:p text:style-name="P26">Versió</text:p>
          </table:table-cell>
          <table:table-cell table:style-name="Taula1.D2" office:value-type="string">
            <text:p text:style-name="P26">Canvis</text:p>
          </table:table-cell>
        </table:table-row>
        <table:table-row table:style-name="Taula1.1">
          <table:table-cell table:style-name="Taula1.A3" office:value-type="string">
            <text:p text:style-name="P27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8">Límit Tecnologies</text:p>
          </table:table-cell>
          <table:table-cell table:style-name="Taula1.C3" office:value-type="string">
            <text:p text:style-name="P27">1.0</text:p>
          </table:table-cell>
          <table:table-cell table:style-name="Taula1.D3" office:value-type="string">
            <text:p text:style-name="P27">Versió inicial</text:p>
          </table:table-cell>
        </table:table-row>
        <table:table-row table:style-name="Taula1.1">
          <table:table-cell table:style-name="Taula1.A4" office:value-type="string">
            <text:p text:style-name="P29"/>
          </table:table-cell>
          <table:table-cell table:style-name="Taula1.B4" office:value-type="string">
            <text:p text:style-name="P29"/>
          </table:table-cell>
          <table:table-cell table:style-name="Taula1.C4" office:value-type="string">
            <text:p text:style-name="P29"/>
          </table:table-cell>
          <table:table-cell table:style-name="Taula1.D4" office:value-type="string">
            <text:p text:style-name="P29"/>
          </table:table-cell>
        </table:table-row>
        <table:table-row table:style-name="Taula1.1">
          <table:table-cell table:style-name="Taula1.A5" office:value-type="string">
            <text:p text:style-name="P29"/>
          </table:table-cell>
          <table:table-cell table:style-name="Taula1.B5" office:value-type="string">
            <text:p text:style-name="P29"/>
          </table:table-cell>
          <table:table-cell table:style-name="Taula1.C5" office:value-type="string">
            <text:p text:style-name="P29"/>
          </table:table-cell>
          <table:table-cell table:style-name="Taula1.D5" office:value-type="string">
            <text:p text:style-name="P29"/>
          </table:table-cell>
        </table:table-row>
        <table:table-row table:style-name="Taula1.1">
          <table:table-cell table:style-name="Taula1.A6" office:value-type="string">
            <text:p text:style-name="P29"/>
          </table:table-cell>
          <table:table-cell table:style-name="Taula1.B6" office:value-type="string">
            <text:p text:style-name="P29"/>
          </table:table-cell>
          <table:table-cell table:style-name="Taula1.C6" office:value-type="string">
            <text:p text:style-name="P29"/>
          </table:table-cell>
          <table:table-cell table:style-name="Taula1.D6" office:value-type="string">
            <text:p text:style-name="P29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5">Nom</text:p>
          </table:table-cell>
          <table:table-cell table:style-name="Taula2.B2" office:value-type="string">
            <text:p text:style-name="P26">Data</text:p>
          </table:table-cell>
          <table:table-cell table:style-name="Taula2.C2" office:value-type="string">
            <text:p text:style-name="P26">Àrea, departament o empresa</text:p>
          </table:table-cell>
        </table:table-row>
        <table:table-row table:style-name="Taula2.1">
          <table:table-cell table:style-name="Taula2.A3" office:value-type="string">
            <text:p text:style-name="P27"/>
          </table:table-cell>
          <table:table-cell table:style-name="Taula2.B3" office:value-type="string">
            <text:p text:style-name="P27"/>
          </table:table-cell>
          <table:table-cell table:style-name="Taula2.C3" office:value-type="string">
            <text:p text:style-name="P27"/>
          </table:table-cell>
        </table:table-row>
        <table:table-row table:style-name="Taula2.1">
          <table:table-cell table:style-name="Taula2.A4" office:value-type="string">
            <text:p text:style-name="P29"/>
          </table:table-cell>
          <table:table-cell table:style-name="Taula2.B4" office:value-type="string">
            <text:p text:style-name="P29"/>
          </table:table-cell>
          <table:table-cell table:style-name="Taula2.C4" office:value-type="string">
            <text:p text:style-name="P29"/>
          </table:table-cell>
        </table:table-row>
        <table:table-row table:style-name="Taula2.1">
          <table:table-cell table:style-name="Taula2.A5" office:value-type="string">
            <text:p text:style-name="P29"/>
          </table:table-cell>
          <table:table-cell table:style-name="Taula2.B5" office:value-type="string">
            <text:p text:style-name="P29"/>
          </table:table-cell>
          <table:table-cell table:style-name="Taula2.C5" office:value-type="string">
            <text:p text:style-name="P29"/>
          </table:table-cell>
        </table:table-row>
        <table:table-row table:style-name="Taula2.1">
          <table:table-cell table:style-name="Taula2.A6" office:value-type="string">
            <text:p text:style-name="P29"/>
          </table:table-cell>
          <table:table-cell table:style-name="Taula2.B6" office:value-type="string">
            <text:p text:style-name="P29"/>
          </table:table-cell>
          <table:table-cell table:style-name="Taula2.C6" office:value-type="string">
            <text:p text:style-name="P29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5">Nom</text:p>
          </table:table-cell>
          <table:table-cell table:style-name="Taula3.B2" office:value-type="string">
            <text:p text:style-name="P26">Data</text:p>
          </table:table-cell>
          <table:table-cell table:style-name="Taula3.C2" office:value-type="string">
            <text:p text:style-name="P26">Àrea, departament o empresa</text:p>
          </table:table-cell>
        </table:table-row>
        <table:table-row table:style-name="Taula3.1">
          <table:table-cell table:style-name="Taula3.A3" office:value-type="string">
            <text:p text:style-name="P27"/>
          </table:table-cell>
          <table:table-cell table:style-name="Taula3.B3" office:value-type="string">
            <text:p text:style-name="P27"/>
          </table:table-cell>
          <table:table-cell table:style-name="Taula3.C3" office:value-type="string">
            <text:p text:style-name="P27"/>
          </table:table-cell>
        </table:table-row>
        <table:table-row table:style-name="Taula3.1">
          <table:table-cell table:style-name="Taula3.A4" office:value-type="string">
            <text:p text:style-name="P29"/>
          </table:table-cell>
          <table:table-cell table:style-name="Taula3.B4" office:value-type="string">
            <text:p text:style-name="P29"/>
          </table:table-cell>
          <table:table-cell table:style-name="Taula3.C4" office:value-type="string">
            <text:p text:style-name="P29"/>
          </table:table-cell>
        </table:table-row>
        <table:table-row table:style-name="Taula3.1">
          <table:table-cell table:style-name="Taula3.A5" office:value-type="string">
            <text:p text:style-name="P29"/>
          </table:table-cell>
          <table:table-cell table:style-name="Taula3.B5" office:value-type="string">
            <text:p text:style-name="P29"/>
          </table:table-cell>
          <table:table-cell table:style-name="Taula3.C5" office:value-type="string">
            <text:p text:style-name="P29"/>
          </table:table-cell>
        </table:table-row>
        <table:table-row table:style-name="Taula3.1">
          <table:table-cell table:style-name="Taula3.A6" office:value-type="string">
            <text:p text:style-name="P29"/>
          </table:table-cell>
          <table:table-cell table:style-name="Taula3.B6" office:value-type="string">
            <text:p text:style-name="P29"/>
          </table:table-cell>
          <table:table-cell table:style-name="Taula3.C6" office:value-type="string">
            <text:p text:style-name="P29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5">Nom</text:p>
          </table:table-cell>
          <table:table-cell table:style-name="Taula6.B2" office:value-type="string">
            <text:p text:style-name="P26">Àrea, departament o empresa</text:p>
          </table:table-cell>
          <table:table-cell table:style-name="Taula6.C2" office:value-type="string">
            <text:p text:style-name="P26">Correu electrònic</text:p>
          </table:table-cell>
        </table:table-row>
        <table:table-row table:style-name="Taula6.1">
          <table:table-cell table:style-name="Taula6.A3" office:value-type="string">
            <text:p text:style-name="P27"/>
          </table:table-cell>
          <table:table-cell table:style-name="Taula6.B3" office:value-type="string">
            <text:p text:style-name="P27"/>
          </table:table-cell>
          <table:table-cell table:style-name="Taula6.C3" office:value-type="string">
            <text:p text:style-name="P27"/>
          </table:table-cell>
        </table:table-row>
        <table:table-row table:style-name="Taula6.1">
          <table:table-cell table:style-name="Taula6.A4" office:value-type="string">
            <text:p text:style-name="P29"/>
          </table:table-cell>
          <table:table-cell table:style-name="Taula6.B4" office:value-type="string">
            <text:p text:style-name="P29"/>
          </table:table-cell>
          <table:table-cell table:style-name="Taula6.C4" office:value-type="string">
            <text:p text:style-name="P29"/>
          </table:table-cell>
        </table:table-row>
        <table:table-row table:style-name="Taula6.1">
          <table:table-cell table:style-name="Taula6.A5" office:value-type="string">
            <text:p text:style-name="P29"/>
          </table:table-cell>
          <table:table-cell table:style-name="Taula6.B5" office:value-type="string">
            <text:p text:style-name="P29"/>
          </table:table-cell>
          <table:table-cell table:style-name="Taula6.C5" office:value-type="string">
            <text:p text:style-name="P29"/>
          </table:table-cell>
        </table:table-row>
        <table:table-row table:style-name="Taula6.1">
          <table:table-cell table:style-name="Taula6.A6" office:value-type="string">
            <text:p text:style-name="P29"/>
          </table:table-cell>
          <table:table-cell table:style-name="Taula6.B6" office:value-type="string">
            <text:p text:style-name="P29"/>
          </table:table-cell>
          <table:table-cell table:style-name="Taula6.C6" office:value-type="string">
            <text:p text:style-name="P29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"><text:a xlink:type="simple" xlink:href="#__RefHeading___Toc21421_3940995463" text:style-name="Index_20_Link" text:visited-style-name="Index_20_Link">Control de versions del document<text:tab/>2</text:a></text:p>
          <text:p text:style-name="P57"><text:a xlink:type="simple" xlink:href="#__RefHeading___Toc21295_3940995463" text:style-name="Index_20_Link" text:visited-style-name="Index_20_Link">1. Versió 0.0.6<text:tab/>4</text:a></text:p>
          <text:p text:style-name="P58"><text:a xlink:type="simple" xlink:href="#__RefHeading___Toc660_249985081" text:style-name="Index_20_Link" text:visited-style-name="Index_20_Link">Modificacions incloses dins aquesta versió<text:tab/>4</text:a></text:p>
          <text:p text:style-name="P58"><text:a xlink:type="simple" xlink:href="#__RefHeading___Toc662_249985081" text:style-name="Index_20_Link" text:visited-style-name="Index_20_Link">Canvis en la base de dades<text:tab/>4</text:a></text:p>
          <text:p text:style-name="P58"><text:a xlink:type="simple" xlink:href="#__RefHeading___Toc664_249985081" text:style-name="Index_20_Link" text:visited-style-name="Index_20_Link">Canvis en les propietats de l’aplicació<text:tab/>5</text:a></text:p>
          <text:p text:style-name="P57"><text:a xlink:type="simple" xlink:href="#__RefHeading___Toc2880_1431382800" text:style-name="Index_20_Link" text:visited-style-name="Index_20_Link">2. Versió 1.0.0<text:tab/>6</text:a></text:p>
          <text:p text:style-name="P58"><text:a xlink:type="simple" xlink:href="#__RefHeading___Toc660_2499850811" text:style-name="Index_20_Link" text:visited-style-name="Index_20_Link">Modificacions incloses dins aquesta versió<text:tab/>6</text:a></text:p>
          <text:p text:style-name="P58"><text:a xlink:type="simple" xlink:href="#__RefHeading___Toc2882_1431382800" text:style-name="Index_20_Link" text:visited-style-name="Index_20_Link">Canvis en la base de dades<text:tab/>6</text:a></text:p>
          <text:p text:style-name="P58"><text:a xlink:type="simple" xlink:href="#__RefHeading___Toc2884_1431382800" text:style-name="Index_20_Link" text:visited-style-name="Index_20_Link">Canvis en les propietats de l’aplicació<text:tab/>7</text:a></text:p>
          <text:p text:style-name="P57"><text:a xlink:type="simple" xlink:href="#__RefHeading___Toc2886_1431382800" text:style-name="Index_20_Link" text:visited-style-name="Index_20_Link">3. Versió 1.0.1<text:tab/>8</text:a></text:p>
          <text:p text:style-name="P58"><text:a xlink:type="simple" xlink:href="#__RefHeading___Toc660_24998508111" text:style-name="Index_20_Link" text:visited-style-name="Index_20_Link">Modificacions incloses dins aquesta versió<text:tab/>8</text:a></text:p>
          <text:p text:style-name="P58"><text:a xlink:type="simple" xlink:href="#__RefHeading___Toc2888_1431382800" text:style-name="Index_20_Link" text:visited-style-name="Index_20_Link">Canvis en la base de dades<text:tab/>9</text:a></text:p>
          <text:p text:style-name="P58"><text:a xlink:type="simple" xlink:href="#__RefHeading___Toc2890_1431382800" text:style-name="Index_20_Link" text:visited-style-name="Index_20_Link">Canvis en les propietats de l’aplicació<text:tab/>9</text:a></text:p>
          <text:p text:style-name="P57"><text:a xlink:type="simple" xlink:href="#__RefHeading___Toc2892_1431382800" text:style-name="Index_20_Link" text:visited-style-name="Index_20_Link">4. Versió 1.0.2<text:tab/>10</text:a></text:p>
          <text:p text:style-name="P58"><text:a xlink:type="simple" xlink:href="#__RefHeading___Toc660_24998508112" text:style-name="Index_20_Link" text:visited-style-name="Index_20_Link">Modificacions incloses dins aquesta versió<text:tab/>10</text:a></text:p>
          <text:p text:style-name="P58"><text:a xlink:type="simple" xlink:href="#__RefHeading___Toc2894_1431382800" text:style-name="Index_20_Link" text:visited-style-name="Index_20_Link">Canvis en la base de dades<text:tab/>10</text:a></text:p>
          <text:p text:style-name="P58"><text:a xlink:type="simple" xlink:href="#__RefHeading___Toc2896_1431382800" text:style-name="Index_20_Link" text:visited-style-name="Index_20_Link">Canvis en les propietats de l’aplicació<text:tab/>11</text:a></text:p>
          <text:p text:style-name="P57"><text:a xlink:type="simple" xlink:href="#__RefHeading___Toc2898_1431382800" text:style-name="Index_20_Link" text:visited-style-name="Index_20_Link">5. Versió 1.1.1<text:tab/>12</text:a></text:p>
          <text:p text:style-name="P58"><text:a xlink:type="simple" xlink:href="#__RefHeading___Toc660_24998508113" text:style-name="Index_20_Link" text:visited-style-name="Index_20_Link">Modificacions incloses dins aquesta versió<text:tab/>12</text:a></text:p>
          <text:p text:style-name="P58"><text:a xlink:type="simple" xlink:href="#__RefHeading___Toc2900_1431382800" text:style-name="Index_20_Link" text:visited-style-name="Index_20_Link">Canvis en la base de dades<text:tab/>12</text:a></text:p>
          <text:p text:style-name="P58"><text:a xlink:type="simple" xlink:href="#__RefHeading___Toc2902_1431382800" text:style-name="Index_20_Link" text:visited-style-name="Index_20_Link">Canvis en les propietats de l’aplicació<text:tab/>12</text:a></text:p>
          <text:p text:style-name="P57"><text:a xlink:type="simple" xlink:href="#__RefHeading___Toc2904_1431382800" text:style-name="Index_20_Link" text:visited-style-name="Index_20_Link">6. Versió 1.1.2.7<text:tab/>13</text:a></text:p>
          <text:p text:style-name="P58"><text:a xlink:type="simple" xlink:href="#__RefHeading___Toc660_24998508114" text:style-name="Index_20_Link" text:visited-style-name="Index_20_Link">Modificacions incloses dins aquesta versió<text:tab/>13</text:a></text:p>
          <text:p text:style-name="P58"><text:a xlink:type="simple" xlink:href="#__RefHeading___Toc2906_1431382800" text:style-name="Index_20_Link" text:visited-style-name="Index_20_Link">Canvis en la base de dades<text:tab/>14</text:a></text:p>
          <text:p text:style-name="P58"><text:a xlink:type="simple" xlink:href="#__RefHeading___Toc2908_1431382800" text:style-name="Index_20_Link" text:visited-style-name="Index_20_Link">Canvis en les propietats de l’aplicació<text:tab/>14</text:a></text:p>
          <text:p text:style-name="P57"><text:a xlink:type="simple" xlink:href="#__RefHeading___Toc2910_1431382800" text:style-name="Index_20_Link" text:visited-style-name="Index_20_Link">7. Versió 1.1.2.9<text:tab/>15</text:a></text:p>
          <text:p text:style-name="P58"><text:a xlink:type="simple" xlink:href="#__RefHeading___Toc660_24998508115" text:style-name="Index_20_Link" text:visited-style-name="Index_20_Link">Modificacions incloses dins aquesta versió<text:tab/>15</text:a></text:p>
          <text:p text:style-name="P58"><text:a xlink:type="simple" xlink:href="#__RefHeading___Toc2912_1431382800" text:style-name="Index_20_Link" text:visited-style-name="Index_20_Link">Canvis en la base de dades<text:tab/>15</text:a></text:p>
          <text:p text:style-name="P58"><text:a xlink:type="simple" xlink:href="#__RefHeading___Toc2914_1431382800" text:style-name="Index_20_Link" text:visited-style-name="Index_20_Link">Canvis en les propietats de l’aplicació<text:tab/>15</text:a></text:p>
          <text:p text:style-name="P57"><text:a xlink:type="simple" xlink:href="#__RefHeading___Toc2916_1431382800" text:style-name="Index_20_Link" text:visited-style-name="Index_20_Link">8. Versió 1.1.2.10<text:tab/>16</text:a></text:p>
          <text:p text:style-name="P58"><text:a xlink:type="simple" xlink:href="#__RefHeading___Toc660_24998508116" text:style-name="Index_20_Link" text:visited-style-name="Index_20_Link">Modificacions incloses dins aquesta versió<text:tab/>16</text:a></text:p>
          <text:p text:style-name="P58"><text:a xlink:type="simple" xlink:href="#__RefHeading___Toc2918_1431382800" text:style-name="Index_20_Link" text:visited-style-name="Index_20_Link">Canvis en la base de dades<text:tab/>16</text:a></text:p>
          <text:p text:style-name="P58"><text:a xlink:type="simple" xlink:href="#__RefHeading___Toc2920_1431382800" text:style-name="Index_20_Link" text:visited-style-name="Index_20_Link">Canvis en les propietats de l’aplicació<text:tab/>16</text:a></text:p>
          <text:p text:style-name="P57"><text:a xlink:type="simple" xlink:href="#__RefHeading___Toc2922_1431382800" text:style-name="Index_20_Link" text:visited-style-name="Index_20_Link">9. Versió 1.1.2.11<text:tab/>17</text:a></text:p>
          <text:p text:style-name="P58"><text:a xlink:type="simple" xlink:href="#__RefHeading___Toc660_24998508117" text:style-name="Index_20_Link" text:visited-style-name="Index_20_Link">Modificacions incloses dins aquesta versió<text:tab/>17</text:a></text:p>
          <text:p text:style-name="P58"><text:a xlink:type="simple" xlink:href="#__RefHeading___Toc2924_1431382800" text:style-name="Index_20_Link" text:visited-style-name="Index_20_Link">Canvis en la base de dades<text:tab/>18</text:a></text:p>
          <text:p text:style-name="P58"><text:a xlink:type="simple" xlink:href="#__RefHeading___Toc2926_1431382800" text:style-name="Index_20_Link" text:visited-style-name="Index_20_Link">Canvis en les propietats de l’aplicació<text:tab/>18</text:a></text:p>
          <text:p text:style-name="P57"><text:a xlink:type="simple" xlink:href="#__RefHeading___Toc2928_1431382800" text:style-name="Index_20_Link" text:visited-style-name="Index_20_Link">10. Versió 1.1.3<text:tab/>19</text:a></text:p>
          <text:p text:style-name="P58"><text:a xlink:type="simple" xlink:href="#__RefHeading___Toc660_24998508118" text:style-name="Index_20_Link" text:visited-style-name="Index_20_Link">Modificacions incloses dins aquesta versió<text:tab/>19</text:a></text:p>
          <text:p text:style-name="P58"><text:a xlink:type="simple" xlink:href="#__RefHeading___Toc2930_1431382800" text:style-name="Index_20_Link" text:visited-style-name="Index_20_Link">Canvis en la base de dades<text:tab/>20</text:a></text:p>
          <text:p text:style-name="P58"><text:a xlink:type="simple" xlink:href="#__RefHeading___Toc2932_1431382800" text:style-name="Index_20_Link" text:visited-style-name="Index_20_Link">Canvis en les propietats de l’aplicació<text:tab/>20</text:a></text:p>
          <text:p text:style-name="P57"><text:a xlink:type="simple" xlink:href="#__RefHeading___Toc2934_1431382800" text:style-name="Index_20_Link" text:visited-style-name="Index_20_Link">11. Versió 1.1.4<text:tab/>21</text:a></text:p>
          <text:p text:style-name="P58"><text:a xlink:type="simple" xlink:href="#__RefHeading___Toc660_249985081181" text:style-name="Index_20_Link" text:visited-style-name="Index_20_Link">Modificacions incloses dins aquesta versió<text:tab/>21</text:a></text:p>
          <text:p text:style-name="P58"><text:a xlink:type="simple" xlink:href="#__RefHeading___Toc2936_1431382800" text:style-name="Index_20_Link" text:visited-style-name="Index_20_Link">Canvis en la base de dades<text:tab/>22</text:a></text:p>
          <text:p text:style-name="P58"><text:a xlink:type="simple" xlink:href="#__RefHeading___Toc2938_1431382800" text:style-name="Index_20_Link" text:visited-style-name="Index_20_Link">Canvis en les propietats de l’aplicació<text:tab/>22</text:a></text:p>
        </text:index-body>
      </text:table-of-content>
      <text:p text:style-name="P5"/>
      <text:list xml:id="list174850980210591" text:continue-numbering="true" text:style-name="Outline">
        <text:list-item>
          <text:h text:style-name="P60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271247456128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6"><text:date style:data-style-name="N37" text:date-value="2018-12-05T10:01:46.253274553" text:fixed="true">05/12/18</text:date></text:p>
          </table:table-cell>
        </table:table-row>
        <table:table-row table:style-name="TableLine94271247521680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>(Resum de modificacions incloses a dins aquesta versió)</text:p>
          </table:table-cell>
        </table:table-row>
      </table:table>
      <text:p text:style-name="P30"/>
      <text:h text:style-name="P66" text:outline-level="2"><text:bookmark-start text:name="__RefHeading___Toc660_249985081"/>Modificacions incloses dins aquesta versió<text:bookmark-end text:name="__RefHeading___Toc660_249985081"/></text:h>
      <text:list xml:id="list1949488244" text:style-name="L1">
        <text:list-item>
          <text:p text:style-name="P73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74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76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77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78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1</text:span><text:span text:style-name="T11">: </text:span><text:span text:style-name="T14">Integració de Notib amb registre.</text:span></text:p>
        </text:list-item>
        <text:list-item>
          <text:p text:style-name="P78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2: Integració de Notib amb el visor de documents imprimibles (Interfície).</text:span></text:p>
        </text:list-item>
        <text:list-item>
          <text:p text:style-name="P79"><text:span text:style-name="T14">#</text:span><text:span text:style-name="T10">63: Implementar plugin de documents imprimibles per CSV (CAIB).</text:span></text:p>
        </text:list-item>
        <text:list-item>
          <text:p text:style-name="P79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66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2481494954" text:style-name="L2">
        <text:list-item>
          <text:p text:style-name="P80"><text:span text:style-name="T9">54</text:span>.<text:span text:style-name="T6">sql</text:span>:<text:tab/> <text:s/><text:span text:style-name="T24">Afegir les taules per el manteniment dels procediments, grups, pagadors postals i pagadors cie.</text:span></text:p>
        </text:list-item>
        <text:list-item>
          <text:p text:style-name="P96">55.sql: <text:s text:c="3"/>Afegir paràmetres registre per notificació.</text:p>
        </text:list-item>
        <text:list-item>
          <text:p text:style-name="P81"><text:span text:style-name="T9">59</text:span>.<text:span text:style-name="T6">sql</text:span>: <text:span text:style-name="T24">Afegir taula NOT_COLUMNES per controlar la visibilitat de les columnes d’enviaments.</text:span></text:p>
        </text:list-item>
        <text:list-item>
          <text:p text:style-name="P82"><text:span text:style-name="T25">67</text:span>.<text:span text:style-name="T6">sql</text:span>: <text:tab/> <text:s/><text:span text:style-name="T25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66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1270175234" text:style-name="L3">
        <text:list-item>
          <text:p text:style-name="P97"><text:span text:style-name="T25">61</text:span>.properties: Poder configurar, <text:span text:style-name="T25">mitjançant propietats, el plugin de regweb per poder registrar la sortida d’una notificació.</text:span></text:p>
        </text:list-item>
        <text:list-item>
          <text:p text:style-name="P112">64.properties: <text:s/>Configuració del plugin d’arxiu per poder obtenir la versió imprimible d’un document a partir del UUID o CSV indicat a la notificació V2.</text:p>
        </text:list-item>
      </text:list>
      <text:p text:style-name="P39"/>
      <text:p text:style-name="P39"/>
      <text:list xml:id="list174849396144718" text:continue-list="list174850980210591" text:style-name="Outline">
        <text:list-item>
          <text:h text:style-name="P61" text:outline-level="1"><text:bookmark-start text:name="__RefHeading___Toc2880_1431382800"/>Versió <text:span text:style-name="T26">1</text:span>.<text:span text:style-name="T8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271247604912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41">19/07/2019</text:p>
          </table:table-cell>
        </table:table-row>
        <table:table-row table:style-name="TableLine94271247571696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2">(Resum de modificacions incloses a dins aquesta versió)</text:p>
          </table:table-cell>
        </table:table-row>
      </table:table>
      <text:p text:style-name="P40"/>
      <text:h text:style-name="P67" text:outline-level="2"><text:bookmark-start text:name="__RefHeading___Toc660_2499850811"/>Modificacions incloses dins aquesta versió<text:bookmark-end text:name="__RefHeading___Toc660_2499850811"/></text:h>
      <text:list xml:id="list174850449779272" text:continue-list="list1949488244" text:style-name="L1">
        <text:list-item>
          <text:p text:style-name="P113"><text:a xlink:type="simple" xlink:href="https://github.com/GovernIB/notib/issues/64" text:style-name="Internet_20_link" text:visited-style-name="Visited_20_Internet_20_Link"><text:span text:style-name="T18">#64</text:span></text:a><text:span text:style-name="T15">: Implementar plugin de documents imprimibles per a CONCSV</text:span></text:p>
        </text:list-item>
        <text:list-item>
          <text:p text:style-name="P113"><text:a xlink:type="simple" xlink:href="https://github.com/GovernIB/notib/issues/66" text:style-name="Internet_20_link" text:visited-style-name="Visited_20_Internet_20_Link"><text:span text:style-name="T18">#66</text:span></text:a><text:span text:style-name="T15">: Creacio de versió 2 per el client notib.</text:span></text:p>
        </text:list-item>
        <text:list-item>
          <text:p text:style-name="P113"><text:a xlink:type="simple" xlink:href="https://github.com/GovernIB/notib/issues/69" text:style-name="Internet_20_link" text:visited-style-name="Visited_20_Internet_20_Link"><text:span text:style-name="T18">#69</text:span></text:a><text:span text:style-name="T15">: Errors notib entorn proves CAIB</text:span></text:p>
        </text:list-item>
        <text:list-item>
          <text:p text:style-name="P113"><text:a xlink:type="simple" xlink:href="https://github.com/GovernIB/notib/issues/70" text:style-name="Internet_20_link" text:visited-style-name="Visited_20_Internet_20_Link"><text:span text:style-name="T18">#70</text:span></text:a><text:span text:style-name="T15">: Millores/Errors detectats per APB</text:span></text:p>
        </text:list-item>
        <text:list-item>
          <text:p text:style-name="P113"><text:a xlink:type="simple" xlink:href="https://github.com/GovernIB/notib/issues/71" text:style-name="Internet_20_link" text:visited-style-name="Visited_20_Internet_20_Link"><text:span text:style-name="T18">#71</text:span></text:a><text:span text:style-name="T15">: Afegir tipus d'interessat a la petició de Notib</text:span></text:p>
        </text:list-item>
        <text:list-item>
          <text:p text:style-name="P113"><text:a xlink:type="simple" xlink:href="https://github.com/GovernIB/notib/issues/72" text:style-name="Internet_20_link" text:visited-style-name="Visited_20_Internet_20_Link"><text:span text:style-name="T18">#72</text:span></text:a><text:span text:style-name="T15">: Control enviament a SIR</text:span></text:p>
        </text:list-item>
        <text:list-item>
          <text:p text:style-name="P113"><text:a xlink:type="simple" xlink:href="https://github.com/GovernIB/notib/issues/73" text:style-name="Internet_20_link" text:visited-style-name="Visited_20_Internet_20_Link"><text:span text:style-name="T18">#73</text:span></text:a><text:span text:style-name="T15">: No canvia l'estat a notib amb l'estat de notifica</text:span></text:p>
        </text:list-item>
        <text:list-item>
          <text:p text:style-name="P113"><text:a xlink:type="simple" xlink:href="https://github.com/GovernIB/notib/issues/74" text:style-name="Internet_20_link" text:visited-style-name="Visited_20_Internet_20_Link"><text:span text:style-name="T18">#74</text:span></text:a><text:span text:style-name="T15">: Veure nom complet del titular i destinataris a l'hora de desplegar la informació d'una notificació</text:span></text:p>
        </text:list-item>
        <text:list-item>
          <text:p text:style-name="P113"><text:a xlink:type="simple" xlink:href="https://github.com/GovernIB/notib/issues/75" text:style-name="Internet_20_link" text:visited-style-name="Visited_20_Internet_20_Link"><text:span text:style-name="T18">#75</text:span></text:a><text:span text:style-name="T15">: Afegir columna procediment a la pantalla de notificacions</text:span></text:p>
        </text:list-item>
        <text:list-item>
          <text:p text:style-name="P113"><text:a xlink:type="simple" xlink:href="https://github.com/GovernIB/notib/issues/76" text:style-name="Internet_20_link" text:visited-style-name="Visited_20_Internet_20_Link"><text:span text:style-name="T18">#76</text:span></text:a><text:span text:style-name="T15">: Control caràcters especials per el camp concepte</text:span></text:p>
        </text:list-item>
        <text:list-item>
          <text:p text:style-name="P113"><text:a xlink:type="simple" xlink:href="https://github.com/GovernIB/notib/issues/77" text:style-name="Internet_20_link" text:visited-style-name="Visited_20_Internet_20_Link"><text:span text:style-name="T18">#77</text:span></text:a><text:span text:style-name="T15">: Motiu per el que es marca una notificació com a processada</text:span></text:p>
        </text:list-item>
        <text:list-item>
          <text:p text:style-name="P113"><text:a xlink:type="simple" xlink:href="https://github.com/GovernIB/notib/issues/78" text:style-name="Internet_20_link" text:visited-style-name="Visited_20_Internet_20_Link"><text:span text:style-name="T18">#78</text:span></text:a><text:span text:style-name="T15">: Enviamnet de correus de notificacions finalitzades</text:span></text:p>
        </text:list-item>
        <text:list-item>
          <text:p text:style-name="P113"><text:a xlink:type="simple" xlink:href="https://github.com/GovernIB/notib/issues/79" text:style-name="Internet_20_link" text:visited-style-name="Visited_20_Internet_20_Link"><text:span text:style-name="T18">#79</text:span></text:a><text:span text:style-name="T15">: Eliminació interficie rest antiga del client</text:span></text:p>
        </text:list-item>
        <text:list-item>
          <text:p text:style-name="P113"><text:a xlink:type="simple" xlink:href="https://github.com/GovernIB/notib/issues/81" text:style-name="Internet_20_link" text:visited-style-name="Visited_20_Internet_20_Link"><text:span text:style-name="T18">#81</text:span></text:a><text:span text:style-name="T15">: El nom del document no es mostra quan es per csv/uuid</text:span></text:p>
        </text:list-item>
        <text:list-item>
          <text:p text:style-name="P113"><text:a xlink:type="simple" xlink:href="https://github.com/GovernIB/notib/issues/83" text:style-name="Internet_20_link" text:visited-style-name="Visited_20_Internet_20_Link"><text:span text:style-name="T18">#83</text:span></text:a><text:span text:style-name="T15">: Definir api key a nivell d'entitat</text:span></text:p>
        </text:list-item>
        <text:list-item>
          <text:p text:style-name="P113"><text:a xlink:type="simple" xlink:href="https://github.com/GovernIB/notib/issues/84" text:style-name="Internet_20_link" text:visited-style-name="Visited_20_Internet_20_Link"><text:span text:style-name="T18">#84</text:span></text:a><text:span text:style-name="T15">: Afegir concepte òrgan gestor, obtenir oficines i llibres del registre</text:span></text:p>
        </text:list-item>
        <text:list-item>
          <text:p text:style-name="P113"><text:a xlink:type="simple" xlink:href="https://github.com/GovernIB/notib/issues/85" text:style-name="Internet_20_link" text:visited-style-name="Visited_20_Internet_20_Link"><text:span text:style-name="T18">#85</text:span></text:a><text:span text:style-name="T15">: Data caducitat ha de ser obligatòria</text:span></text:p>
        </text:list-item>
        <text:list-item>
          <text:p text:style-name="P113"><text:a xlink:type="simple" xlink:href="https://github.com/GovernIB/notib/issues/86" text:style-name="Internet_20_link" text:visited-style-name="Visited_20_Internet_20_Link"><text:span text:style-name="T18">#86</text:span></text:a><text:span text:style-name="T15">: Afegir enllaç noticació al correu electrònic</text:span></text:p>
        </text:list-item>
        <text:list-item>
          <text:p text:style-name="P113"><text:a xlink:type="simple" xlink:href="https://github.com/GovernIB/notib/issues/87" text:style-name="Internet_20_link" text:visited-style-name="Visited_20_Internet_20_Link"><text:span text:style-name="T18">#87</text:span></text:a><text:span text:style-name="T15">: Error accés API REST</text:span></text:p>
        </text:list-item>
      </text:list>
      <text:h text:style-name="P67" text:outline-level="2"><text:bookmark-start text:name="__RefHeading___Toc2882_1431382800"/>Canvis <text:span text:style-name="T5">en</text:span> <text:span text:style-name="T5">la </text:span>base de dades<text:bookmark-end text:name="__RefHeading___Toc2882_1431382800"/></text:h>
      <text:list xml:id="list174850115823821" text:continue-list="list2481494954" text:style-name="L2">
        <text:list-item>
          <text:p text:style-name="P83"><text:span text:style-name="T29">72</text:span>.<text:span text:style-name="T6">sql</text:span>: <text:span text:style-name="T30">Afegir o modificar camps necessaris per registre amb sir.</text:span></text:p>
        </text:list-item>
        <text:list-item>
          <text:p text:style-name="P84"><text:soft-page-break/><text:span text:style-name="T29">77</text:span>.<text:span text:style-name="T6">sql: Afegir camps de motiu de notificació, i rebre emails de usuari.</text:span></text:p>
        </text:list-item>
        <text:list-item>
          <text:p text:style-name="P85"><text:span text:style-name="T29">83</text:span>.<text:span text:style-name="T6">sql</text:span>: <text:span text:style-name="T24">Afegir l’API key a la entitat</text:span></text:p>
        </text:list-item>
        <text:list-item>
          <text:p text:style-name="P85"><text:span text:style-name="T29">84</text:span>.<text:span text:style-name="T6">sql</text:span>: <text:span text:style-name="T24">Afegir informació de registre a nivell de procediment</text:span></text:p>
        </text:list-item>
      </text:list>
      <text:h text:style-name="P67" text:outline-level="2"><text:bookmark-start text:name="__RefHeading___Toc2884_1431382800"/>Canvis <text:span text:style-name="T5">en</text:span> les propietats de l’aplicació<text:bookmark-end text:name="__RefHeading___Toc2884_1431382800"/></text:h>
      <text:list xml:id="list174849422084116" text:continue-list="list1270175234" text:style-name="L3">
        <text:list-item>
          <text:p text:style-name="P98"><text:span text:style-name="T29">72</text:span>.properties: Poder configurar <text:span text:style-name="T29">l’enviament de notificacions a registre en segon pla, i l’ús de sir.</text:span></text:p>
        </text:list-item>
        <text:list-item>
          <text:p text:style-name="P99"><text:span text:style-name="T29">73</text:span>.properties: <text:span text:style-name="T29">Configuració de la consulta d’estat a sir, i activació de tasques en segon pla</text:span></text:p>
        </text:list-item>
        <text:list-item>
          <text:p text:style-name="P99"><text:span text:style-name="T29">78</text:span>.properties: <text:span text:style-name="T29">Configuració del servidor de correu</text:span></text:p>
        </text:list-item>
      </text:list>
      <text:p text:style-name="P37"/>
      <text:list xml:id="list174849451267134" text:continue-list="list174849396144718" text:style-name="Outline">
        <text:list-item>
          <text:h text:style-name="P61" text:outline-level="1"><text:bookmark-start text:name="__RefHeading___Toc2886_1431382800"/>Versió <text:span text:style-name="T26">1</text:span>.<text:span text:style-name="T8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271247667600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41"><text:span text:style-name="T27">0</text:span>9/0<text:span text:style-name="T27">8</text:span>/2019</text:p>
          </table:table-cell>
        </table:table-row>
        <table:table-row table:style-name="TableLine94271247666192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2">(Resum de modificacions incloses a dins aquesta versió)</text:p>
          </table:table-cell>
        </table:table-row>
      </table:table>
      <text:p text:style-name="P40"/>
      <text:h text:style-name="P67" text:outline-level="2"><text:bookmark-start text:name="__RefHeading___Toc660_24998508111"/>Modificacions incloses dins aquesta versió<text:bookmark-end text:name="__RefHeading___Toc660_24998508111"/></text:h>
      <text:list xml:id="list174850305166410" text:continue-list="list174850449779272" text:style-name="L1">
        <text:list-item>
          <text:p text:style-name="P113"><text:a xlink:type="simple" xlink:href="https://github.com/GovernIB/notib/issues/88" text:style-name="Internet_20_link" text:visited-style-name="Visited_20_Internet_20_Link"><text:span text:style-name="T18">#88</text:span></text:a><text:span text:style-name="T15">: Llevar alguns paràmetres interfície REST</text:span></text:p>
        </text:list-item>
        <text:list-item>
          <text:p text:style-name="P113"><text:a xlink:type="simple" xlink:href="https://github.com/GovernIB/notib/issues/89" text:style-name="Internet_20_link" text:visited-style-name="Visited_20_Internet_20_Link"><text:span text:style-name="T18">#89</text:span></text:a><text:span text:style-name="T15">: Interfície swager oberta a tothom</text:span></text:p>
        </text:list-item>
        <text:list-item>
          <text:p text:style-name="P113"><text:a xlink:type="simple" xlink:href="https://github.com/GovernIB/notib/issues/90" text:style-name="Internet_20_link" text:visited-style-name="Visited_20_Internet_20_Link"><text:span text:style-name="T18">#90</text:span></text:a><text:span text:style-name="T15">: Òrgan gestor com a camp de text</text:span></text:p>
        </text:list-item>
        <text:list-item>
          <text:p text:style-name="P113"><text:a xlink:type="simple" xlink:href="https://github.com/GovernIB/notib/issues/92" text:style-name="Internet_20_link" text:visited-style-name="Visited_20_Internet_20_Link"><text:span text:style-name="T18">#92</text:span></text:a><text:span text:style-name="T15">: Canvi a les dates del Procediment i Notificació</text:span></text:p>
        </text:list-item>
        <text:list-item>
          <text:p text:style-name="P113"><text:a xlink:type="simple" xlink:href="https://github.com/GovernIB/notib/issues/93" text:style-name="Internet_20_link" text:visited-style-name="Visited_20_Internet_20_Link"><text:span text:style-name="T18">#93</text:span></text:a><text:span text:style-name="T15">: Interfície web el més semblant possible a la de Notific@</text:span></text:p>
        </text:list-item>
        <text:list-item>
          <text:p text:style-name="P113"><text:a xlink:type="simple" xlink:href="https://github.com/GovernIB/notib/issues/94" text:style-name="Internet_20_link" text:visited-style-name="Visited_20_Internet_20_Link"><text:span text:style-name="T18">#94</text:span></text:a><text:span text:style-name="T15">: Tipus de document. Poder configurar els tipus a mostrar i el per defecte</text:span></text:p>
        </text:list-item>
        <text:list-item>
          <text:p text:style-name="P113"><text:a xlink:type="simple" xlink:href="https://github.com/GovernIB/notib/issues/95" text:style-name="Internet_20_link" text:visited-style-name="Visited_20_Internet_20_Link"><text:span text:style-name="T18">#95</text:span></text:a><text:span text:style-name="T15">: Revisar funcionalitat de grups</text:span></text:p>
        </text:list-item>
        <text:list-item>
          <text:p text:style-name="P113"><text:a xlink:type="simple" xlink:href="https://github.com/GovernIB/notib/issues/96" text:style-name="Internet_20_link" text:visited-style-name="Visited_20_Internet_20_Link"><text:span text:style-name="T18">#96</text:span></text:a><text:span text:style-name="T15">: Revisar llistat de remeses</text:span></text:p>
        </text:list-item>
        <text:list-item>
          <text:p text:style-name="P113"><text:a xlink:type="simple" xlink:href="https://github.com/GovernIB/notib/issues/97" text:style-name="Internet_20_link" text:visited-style-name="Visited_20_Internet_20_Link"><text:span text:style-name="T18">#97</text:span></text:a><text:span text:style-name="T15">: Revisar detall de les notificacions</text:span></text:p>
        </text:list-item>
        <text:list-item>
          <text:p text:style-name="P113"><text:a xlink:type="simple" xlink:href="https://github.com/GovernIB/notib/issues/98" text:style-name="Internet_20_link" text:visited-style-name="Visited_20_Internet_20_Link"><text:span text:style-name="T18">#98</text:span></text:a><text:span text:style-name="T15">: Configuració de callback: eliminar el tipus d’autenticació</text:span></text:p>
        </text:list-item>
        <text:list-item>
          <text:p text:style-name="P113"><text:a xlink:type="simple" xlink:href="https://github.com/GovernIB/notib/issues/99" text:style-name="Internet_20_link" text:visited-style-name="Visited_20_Internet_20_Link"><text:span text:style-name="T18">#99</text:span></text:a><text:span text:style-name="T15">: Definir format fulla/sobre dins CIE (defecte)</text:span></text:p>
        </text:list-item>
        <text:list-item>
          <text:p text:style-name="P113"><text:a xlink:type="simple" xlink:href="https://github.com/GovernIB/notib/issues/101" text:style-name="Internet_20_link" text:visited-style-name="Visited_20_Internet_20_Link"><text:span text:style-name="T18">#101</text:span></text:a><text:span text:style-name="T15">: Obtenció de les provincies i les localitats a partir de la BBDD de DIR3CAIB</text:span></text:p>
        </text:list-item>
        <text:list-item>
          <text:p text:style-name="P113"><text:a xlink:type="simple" xlink:href="https://github.com/GovernIB/notib/issues/100" text:style-name="Internet_20_link" text:visited-style-name="Visited_20_Internet_20_Link"><text:span text:style-name="T18">#100</text:span></text:a><text:span text:style-name="T15">: Resposta de notib amb el DNI de titular NULL</text:span></text:p>
        </text:list-item>
        <text:list-item>
          <text:p text:style-name="P113"><text:a xlink:type="simple" xlink:href="https://github.com/GovernIB/notib/issues/102" text:style-name="Internet_20_link" text:visited-style-name="Visited_20_Internet_20_Link"><text:span text:style-name="T18">#102</text:span></text:a><text:span text:style-name="T15">: Error consulta estat notificació via REST</text:span></text:p>
        </text:list-item>
        <text:list-item>
          <text:p text:style-name="P113"><text:a xlink:type="simple" xlink:href="https://github.com/GovernIB/notib/issues/103" text:style-name="Internet_20_link" text:visited-style-name="Visited_20_Internet_20_Link"><text:span text:style-name="T18">#103</text:span></text:a><text:span text:style-name="T15">: Controlar error javax.ejb.EJBAccessException</text:span></text:p>
        </text:list-item>
        <text:list-item>
          <text:p text:style-name="P113"><text:a xlink:type="simple" xlink:href="https://github.com/GovernIB/notib/issues/104" text:style-name="Internet_20_link" text:visited-style-name="Visited_20_Internet_20_Link"><text:span text:style-name="T18">#104</text:span></text:a><text:span text:style-name="T15">: Els pagadors postal i cie han de ser a nivell d'entitat</text:span></text:p>
        </text:list-item>
        <text:list-item>
          <text:p text:style-name="P113"><text:a xlink:type="simple" xlink:href="https://github.com/GovernIB/notib/issues/105" text:style-name="Internet_20_link" text:visited-style-name="Visited_20_Internet_20_Link"><text:span text:style-name="T18">#105</text:span></text:a><text:span text:style-name="T15">: S'ha de guardar la data i hora en que canvia una notificació d'estat a "PROCESSAT"</text:span></text:p>
        </text:list-item>
        <text:list-item>
          <text:p text:style-name="P113"><text:a xlink:type="simple" xlink:href="https://github.com/GovernIB/notib/issues/106" text:style-name="Internet_20_link" text:visited-style-name="Visited_20_Internet_20_Link"><text:span text:style-name="T18">#106</text:span></text:a><text:span text:style-name="T15">: Canvi aspecte entrega postal quan es SENSE NORMALITZAR</text:span></text:p>
        </text:list-item>
        <text:list-item>
          <text:p text:style-name="P113"><text:a xlink:type="simple" xlink:href="https://github.com/GovernIB/notib/issues/107" text:style-name="Internet_20_link" text:visited-style-name="Visited_20_Internet_20_Link"><text:span text:style-name="T18">#107</text:span></text:a><text:span text:style-name="T15">: Poder indicar si mostrar entrega DEH o no a l'hora de crear una notificació</text:span></text:p>
        </text:list-item>
        <text:list-item>
          <text:p text:style-name="P113"><text:a xlink:type="simple" xlink:href="https://github.com/GovernIB/notib/issues/108" text:style-name="Internet_20_link" text:visited-style-name="Visited_20_Internet_20_Link"><text:span text:style-name="T18">#108</text:span></text:a><text:span text:style-name="T15">: Falta valor estat PROCESSAT</text:span></text:p>
        </text:list-item>
        <text:list-item>
          <text:p text:style-name="P113"><text:soft-page-break/><text:a xlink:type="simple" xlink:href="https://github.com/GovernIB/notib/issues/116" text:style-name="Internet_20_link" text:visited-style-name="Visited_20_Internet_20_Link"><text:span text:style-name="T18">#116</text:span></text:a><text:span text:style-name="T15">: No funciona el poling per consultar l'estat de la notificació a Notific@</text:span></text:p>
        </text:list-item>
        <text:list-item>
          <text:p text:style-name="P113"><text:a xlink:type="simple" xlink:href="https://github.com/GovernIB/notib/issues/117" text:style-name="Internet_20_link" text:visited-style-name="Visited_20_Internet_20_Link"><text:span text:style-name="T18">#117</text:span></text:a><text:span text:style-name="T15">: Error al crear la instància del plugin d'arxiu digital</text:span></text:p>
        </text:list-item>
        <text:list-item>
          <text:p text:style-name="P113"><text:a xlink:type="simple" xlink:href="https://github.com/GovernIB/notib/issues/118" text:style-name="Internet_20_link" text:visited-style-name="Visited_20_Internet_20_Link"><text:span text:style-name="T18">#118</text:span></text:a><text:span text:style-name="T15">: Error provant comunicació a una administració</text:span></text:p>
        </text:list-item>
      </text:list>
      <text:h text:style-name="P67" text:outline-level="2"><text:bookmark-start text:name="__RefHeading___Toc2888_1431382800"/>Canvis <text:span text:style-name="T5">en</text:span> <text:span text:style-name="T5">la </text:span>base de dades<text:bookmark-end text:name="__RefHeading___Toc2888_1431382800"/></text:h>
      <text:list xml:id="list2139256629" text:style-name="L4">
        <text:list-item>
          <text:p text:style-name="P86"><text:span text:style-name="T30">92</text:span>.<text:span text:style-name="T6">sql</text:span>: <text:span text:style-name="T24">.</text:span></text:p>
        </text:list-item>
        <text:list-item>
          <text:p text:style-name="P87"><text:span text:style-name="T30">94</text:span>.<text:span text:style-name="T6">sql</text:span>: <text:span text:style-name="T24">.</text:span></text:p>
        </text:list-item>
        <text:list-item>
          <text:p text:style-name="P87"><text:span text:style-name="T30">96</text:span>.<text:span text:style-name="T6">sql</text:span>: <text:span text:style-name="T24">.</text:span></text:p>
        </text:list-item>
        <text:list-item>
          <text:p text:style-name="P87"><text:span text:style-name="T30">98</text:span>.<text:span text:style-name="T6">sql</text:span>: <text:span text:style-name="T24">.</text:span></text:p>
        </text:list-item>
        <text:list-item>
          <text:p text:style-name="P87"><text:span text:style-name="T30">99</text:span>.<text:span text:style-name="T6">sql</text:span>: <text:span text:style-name="T24">.</text:span></text:p>
        </text:list-item>
        <text:list-item>
          <text:p text:style-name="P87"><text:span text:style-name="T30">104</text:span>.<text:span text:style-name="T6">sql</text:span>: <text:span text:style-name="T24">.</text:span></text:p>
        </text:list-item>
        <text:list-item>
          <text:p text:style-name="P87"><text:span text:style-name="T30">105</text:span>.<text:span text:style-name="T6">sql</text:span>: <text:span text:style-name="T24">.</text:span></text:p>
        </text:list-item>
        <text:list-item>
          <text:p text:style-name="P87"><text:span text:style-name="T30">107</text:span>.<text:span text:style-name="T6">sql</text:span>: <text:span text:style-name="T24">.</text:span></text:p>
        </text:list-item>
      </text:list>
      <text:h text:style-name="P67" text:outline-level="2"><text:bookmark-start text:name="__RefHeading___Toc2890_1431382800"/>Canvis <text:span text:style-name="T5">en</text:span> les propietats de l’aplicació<text:bookmark-end text:name="__RefHeading___Toc2890_1431382800"/></text:h>
      <text:list xml:id="list735199770" text:style-name="L5">
        <text:list-item>
          <text:p text:style-name="P100"><text:span text:style-name="T30">94</text:span>.properties: <text:span text:style-name="T25">.</text:span></text:p>
        </text:list-item>
        <text:list-item>
          <text:p text:style-name="P101"><text:span text:style-name="T30">101</text:span>.properties: <text:span text:style-name="T25">.</text:span></text:p>
        </text:list-item>
      </text:list>
      <text:p text:style-name="P37"/>
      <text:list xml:id="list174849823728069" text:continue-list="list174849451267134" text:style-name="Outline">
        <text:list-item>
          <text:h text:style-name="P62" text:outline-level="1"><text:bookmark-start text:name="__RefHeading___Toc2892_1431382800"/>Versió <text:span text:style-name="T26">1</text:span>.<text:span text:style-name="T8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271247804784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42"><text:span text:style-name="T27">04</text:span>/<text:span text:style-name="T27">1</text:span>0/2019</text:p>
          </table:table-cell>
        </table:table-row>
        <table:table-row table:style-name="TableLine94271247726640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68" text:outline-level="2"><text:bookmark-start text:name="__RefHeading___Toc660_24998508112"/>Modificacions incloses dins aquesta versió<text:bookmark-end text:name="__RefHeading___Toc660_24998508112"/></text:h>
      <text:list xml:id="list174850719516286" text:continue-list="list174850305166410" text:style-name="L1">
        <text:list-item>
          <text:p text:style-name="P113"><text:a xlink:type="simple" xlink:href="https://github.com/GovernIB/notib/issues/109" text:style-name="Internet_20_link" text:visited-style-name="Visited_20_Internet_20_Link"><text:span text:style-name="T18">#109</text:span></text:a><text:span text:style-name="T15">: Titular incapacitat i enviament a un destinatari</text:span></text:p>
        </text:list-item>
        <text:list-item>
          <text:p text:style-name="P113"><text:a xlink:type="simple" xlink:href="https://github.com/GovernIB/notib/issues/111" text:style-name="Internet_20_link" text:visited-style-name="Visited_20_Internet_20_Link"><text:span text:style-name="T18">#111</text:span></text:a><text:span text:style-name="T15">: Creació de servei adviser</text:span></text:p>
        </text:list-item>
        <text:list-item>
          <text:p text:style-name="P113"><text:a xlink:type="simple" xlink:href="https://github.com/GovernIB/notib/issues/112" text:style-name="Internet_20_link" text:visited-style-name="Visited_20_Internet_20_Link"><text:span text:style-name="T18">#112</text:span></text:a><text:span text:style-name="T15">: Manual d'usuari</text:span></text:p>
        </text:list-item>
        <text:list-item>
          <text:p text:style-name="P113"><text:a xlink:type="simple" xlink:href="https://github.com/GovernIB/notib/issues/113" text:style-name="Internet_20_link" text:visited-style-name="Visited_20_Internet_20_Link"><text:span text:style-name="T18">#113</text:span></text:a><text:span text:style-name="T15">: Documentar i autenticació swagger</text:span></text:p>
        </text:list-item>
        <text:list-item>
          <text:p text:style-name="P113"><text:a xlink:type="simple" xlink:href="https://github.com/GovernIB/notib/issues/114" text:style-name="Internet_20_link" text:visited-style-name="Visited_20_Internet_20_Link"><text:span text:style-name="T18">#114</text:span></text:a><text:span text:style-name="T15">: Revisió interfície d'usuari</text:span></text:p>
        </text:list-item>
        <text:list-item>
          <text:p text:style-name="P113"><text:a xlink:type="simple" xlink:href="https://github.com/GovernIB/notib/issues/115" text:style-name="Internet_20_link" text:visited-style-name="Visited_20_Internet_20_Link"><text:span text:style-name="T18">#115</text:span></text:a><text:span text:style-name="T15">: Eliminar integració SISTRA</text:span></text:p>
        </text:list-item>
        <text:list-item>
          <text:p text:style-name="P113"><text:a xlink:type="simple" xlink:href="https://github.com/GovernIB/notib/issues/119" text:style-name="Internet_20_link" text:visited-style-name="Visited_20_Internet_20_Link"><text:span text:style-name="T18">#119</text:span></text:a><text:span text:style-name="T15">: No funciona el selector de data de Data vigència del contracte de l'opció de "Pagadors postal"</text:span></text:p>
        </text:list-item>
        <text:list-item>
          <text:p text:style-name="P113"><text:a xlink:type="simple" xlink:href="https://github.com/GovernIB/notib/issues/120" text:style-name="Internet_20_link" text:visited-style-name="Visited_20_Internet_20_Link"><text:span text:style-name="T18">#120</text:span></text:a><text:span text:style-name="T15">: Aumentar longitud codi SIA</text:span></text:p>
        </text:list-item>
        <text:list-item>
          <text:p text:style-name="P113"><text:a xlink:type="simple" xlink:href="https://github.com/GovernIB/notib/issues/124" text:style-name="Internet_20_link" text:visited-style-name="Visited_20_Internet_20_Link"><text:span text:style-name="T18">#124</text:span></text:a><text:span text:style-name="T15">: Nova llibreria WS Regweb</text:span></text:p>
        </text:list-item>
        <text:list-item>
          <text:p text:style-name="P113"><text:a xlink:type="simple" xlink:href="https://github.com/GovernIB/notib/issues/125" text:style-name="Internet_20_link" text:visited-style-name="Visited_20_Internet_20_Link"><text:span text:style-name="T18">#125</text:span></text:a><text:span text:style-name="T15">: Afegir metadades a l'annex</text:span></text:p>
        </text:list-item>
        <text:list-item>
          <text:p text:style-name="P113"><text:a xlink:type="simple" xlink:href="https://github.com/GovernIB/notib/issues/129" text:style-name="Internet_20_link" text:visited-style-name="Visited_20_Internet_20_Link"><text:span text:style-name="T18">#129</text:span></text:a><text:span text:style-name="T15">: Millores sol·licitades per APB</text:span></text:p>
        </text:list-item>
        <text:list-item>
          <text:p text:style-name="P113"><text:a xlink:type="simple" xlink:href="https://github.com/GovernIB/notib/issues/131" text:style-name="Internet_20_link" text:visited-style-name="Visited_20_Internet_20_Link"><text:span text:style-name="T18">#131</text:span></text:a><text:span text:style-name="T15">: Adaptar longitud camps a la longitud que admet Notific@</text:span></text:p>
        </text:list-item>
        <text:list-item>
          <text:p text:style-name="P113"><text:a xlink:type="simple" xlink:href="https://github.com/GovernIB/notib/issues/133" text:style-name="Internet_20_link" text:visited-style-name="Visited_20_Internet_20_Link"><text:span text:style-name="T18">#133</text:span></text:a><text:span text:style-name="T15">: Limitar número intents registre</text:span></text:p>
        </text:list-item>
        <text:list-item>
          <text:p text:style-name="P113"><text:a xlink:type="simple" xlink:href="https://github.com/GovernIB/notib/issues/134" text:style-name="Internet_20_link" text:visited-style-name="Visited_20_Internet_20_Link"><text:span text:style-name="T18">#134</text:span></text:a><text:span text:style-name="T15">: Llevar securització Adviser</text:span></text:p>
        </text:list-item>
      </text:list>
      <text:h text:style-name="P68" text:outline-level="2"><text:bookmark-start text:name="__RefHeading___Toc2894_1431382800"/>Canvis <text:span text:style-name="T5">en</text:span> <text:span text:style-name="T5">la </text:span>base de dades<text:bookmark-end text:name="__RefHeading___Toc2894_1431382800"/></text:h>
      <text:list xml:id="list3790148894" text:style-name="L6">
        <text:list-item>
          <text:p text:style-name="P88"><text:span text:style-name="T30">109</text:span>.<text:span text:style-name="T6">sql</text:span>: <text:span text:style-name="T24">.</text:span></text:p>
        </text:list-item>
        <text:list-item>
          <text:p text:style-name="P89"><text:span text:style-name="T30">115</text:span>.<text:span text:style-name="T6">sql</text:span>: <text:span text:style-name="T24">.</text:span></text:p>
        </text:list-item>
        <text:list-item>
          <text:p text:style-name="P89"><text:span text:style-name="T30">130</text:span>.<text:span text:style-name="T6">sql</text:span>: <text:span text:style-name="T24">.</text:span></text:p>
        </text:list-item>
        <text:list-item>
          <text:p text:style-name="P89"><text:span text:style-name="T30">131</text:span>.<text:span text:style-name="T6">sql</text:span>: <text:span text:style-name="T24">.</text:span></text:p>
        </text:list-item>
        <text:list-item>
          <text:p text:style-name="P89"><text:span text:style-name="T30">132</text:span>.<text:span text:style-name="T6">sql</text:span>: <text:span text:style-name="T24">.</text:span></text:p>
        </text:list-item>
        <text:list-item>
          <text:p text:style-name="P89"><text:span text:style-name="T30">133</text:span>.<text:span text:style-name="T6">sql</text:span>: <text:span text:style-name="T24">.</text:span></text:p>
        </text:list-item>
        <text:list-item>
          <text:p text:style-name="P89"><text:soft-page-break/><text:span text:style-name="T30">139</text:span>.<text:span text:style-name="T6">sql</text:span>: <text:span text:style-name="T24">.</text:span></text:p>
        </text:list-item>
        <text:list-item>
          <text:p text:style-name="P89"><text:span text:style-name="T30">140</text:span>.<text:span text:style-name="T6">sql</text:span>: <text:span text:style-name="T24">.</text:span></text:p>
        </text:list-item>
      </text:list>
      <text:h text:style-name="P68" text:outline-level="2"><text:bookmark-start text:name="__RefHeading___Toc2896_1431382800"/>Canvis <text:span text:style-name="T5">en</text:span> les propietats de l’aplicació<text:bookmark-end text:name="__RefHeading___Toc2896_1431382800"/></text:h>
      <text:list xml:id="list2364427388" text:style-name="L7">
        <text:list-item>
          <text:p text:style-name="P102"><text:span text:style-name="T25">109</text:span>.properties: <text:span text:style-name="T25">.</text:span></text:p>
        </text:list-item>
        <text:list-item>
          <text:p text:style-name="P103"><text:span text:style-name="T25">111</text:span>.properties: <text:span text:style-name="T25">.</text:span></text:p>
        </text:list-item>
        <text:list-item>
          <text:p text:style-name="P103"><text:span text:style-name="T25">132</text:span>.properties: <text:span text:style-name="T25">.</text:span></text:p>
        </text:list-item>
        <text:list-item>
          <text:p text:style-name="P103"><text:span text:style-name="T25">133</text:span>.properties: <text:span text:style-name="T25">.</text:span></text:p>
        </text:list-item>
      </text:list>
      <text:p text:style-name="P38"/>
      <text:list xml:id="list174851308377244" text:continue-list="list174849823728069" text:style-name="Outline">
        <text:list-item>
          <text:h text:style-name="P62" text:outline-level="1"><text:bookmark-start text:name="__RefHeading___Toc2898_1431382800"/>Versió <text:span text:style-name="T26">1</text:span>.<text:span text:style-name="T27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271247826176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42">1<text:span text:style-name="T27">2</text:span>/<text:span text:style-name="T27">11</text:span>/2019</text:p>
          </table:table-cell>
        </table:table-row>
        <table:table-row table:style-name="TableLine94271246712688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68" text:outline-level="2"><text:bookmark-start text:name="__RefHeading___Toc660_24998508113"/>Modificacions incloses dins aquesta versió<text:bookmark-end text:name="__RefHeading___Toc660_24998508113"/></text:h>
      <text:list xml:id="list174850936030419" text:continue-list="list174850719516286" text:style-name="L1">
        <text:list-item>
          <text:p text:style-name="P113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</text:list>
      <text:h text:style-name="P68" text:outline-level="2"><text:bookmark-start text:name="__RefHeading___Toc2900_1431382800"/>Canvis <text:span text:style-name="T5">en</text:span> <text:span text:style-name="T5">la </text:span>base de dades<text:bookmark-end text:name="__RefHeading___Toc2900_1431382800"/></text:h>
      <text:list xml:id="list1197047127" text:style-name="L8">
        <text:list-header>
          <text:p text:style-name="P116">Sense canvis</text:p>
        </text:list-header>
      </text:list>
      <text:h text:style-name="P68" text:outline-level="2"><text:bookmark-start text:name="__RefHeading___Toc2902_1431382800"/>Canvis <text:span text:style-name="T5">en</text:span> les propietats de l’aplicació<text:bookmark-end text:name="__RefHeading___Toc2902_1431382800"/></text:h>
      <text:list xml:id="list168494336" text:style-name="L9">
        <text:list-header>
          <text:p text:style-name="P117">Sense canvis</text:p>
        </text:list-header>
      </text:list>
      <text:p text:style-name="P38"/>
      <text:list xml:id="list174849563134906" text:continue-list="list174851308377244" text:style-name="Outline">
        <text:list-item>
          <text:h text:style-name="P62" text:outline-level="1"><text:bookmark-start text:name="__RefHeading___Toc2904_1431382800"/>Versió <text:span text:style-name="T26">1</text:span>.<text:span text:style-name="T27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271247921072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42"><text:span text:style-name="T27">20</text:span>/0<text:span text:style-name="T27">1</text:span>/20<text:span text:style-name="T27">20</text:span></text:p>
          </table:table-cell>
        </table:table-row>
        <table:table-row table:style-name="TableLine94271247830272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68" text:outline-level="2"><text:bookmark-start text:name="__RefHeading___Toc660_24998508114"/>Modificacions incloses dins aquesta versió<text:bookmark-end text:name="__RefHeading___Toc660_24998508114"/></text:h>
      <text:list xml:id="list174850507406737" text:continue-list="list174850936030419" text:style-name="L1">
        <text:list-item>
          <text:p text:style-name="P113"><text:a xlink:type="simple" xlink:href="https://github.com/GovernIB/notib/issues/135" text:style-name="Internet_20_link" text:visited-style-name="Visited_20_Internet_20_Link"><text:span text:style-name="T18">#135</text:span></text:a><text:span text:style-name="T15">: Capçalera Notib al 100%</text:span></text:p>
        </text:list-item>
        <text:list-item>
          <text:p text:style-name="P113"><text:a xlink:type="simple" xlink:href="https://github.com/GovernIB/notib/issues/136" text:style-name="Internet_20_link" text:visited-style-name="Visited_20_Internet_20_Link"><text:span text:style-name="T18">#136</text:span></text:a><text:span text:style-name="T15">: NullPointerException en les validacions del camp Llinatge1</text:span></text:p>
        </text:list-item>
        <text:list-item>
          <text:p text:style-name="P113"><text:a xlink:type="simple" xlink:href="https://github.com/GovernIB/notib/issues/137" text:style-name="Internet_20_link" text:visited-style-name="Visited_20_Internet_20_Link"><text:span text:style-name="T18">#137</text:span></text:a><text:span text:style-name="T15">: No s'ha de permetre crear una notificació sense document adjunt</text:span></text:p>
        </text:list-item>
        <text:list-item>
          <text:p text:style-name="P113"><text:a xlink:type="simple" xlink:href="https://github.com/GovernIB/notib/issues/138" text:style-name="Internet_20_link" text:visited-style-name="Visited_20_Internet_20_Link"><text:span text:style-name="T18">#138</text:span></text:a><text:span text:style-name="T15">: Controlar error quan no troba document per UUID/CSV</text:span></text:p>
        </text:list-item>
        <text:list-item>
          <text:p text:style-name="P113"><text:a xlink:type="simple" xlink:href="https://github.com/GovernIB/notib/issues/139" text:style-name="Internet_20_link" text:visited-style-name="Visited_20_Internet_20_Link"><text:span text:style-name="T18">#139</text:span></text:a><text:span text:style-name="T15">: Revisar longitud camps BBDD</text:span></text:p>
        </text:list-item>
        <text:list-item>
          <text:p text:style-name="P113"><text:a xlink:type="simple" xlink:href="https://github.com/GovernIB/notib/issues/140" text:style-name="Internet_20_link" text:visited-style-name="Visited_20_Internet_20_Link"><text:span text:style-name="T18">#140</text:span></text:a><text:span text:style-name="T15">: Revisar comunicació entre administracions</text:span></text:p>
        </text:list-item>
        <text:list-item>
          <text:p text:style-name="P113"><text:a xlink:type="simple" xlink:href="https://github.com/GovernIB/notib/issues/141" text:style-name="Internet_20_link" text:visited-style-name="Visited_20_Internet_20_Link"><text:span text:style-name="T18">#141</text:span></text:a><text:span text:style-name="T15">: Data caducitat obligatòria quan és únicament per carpeta ciutadana</text:span></text:p>
        </text:list-item>
        <text:list-item>
          <text:p text:style-name="P113"><text:a xlink:type="simple" xlink:href="https://github.com/GovernIB/notib/issues/142" text:style-name="Internet_20_link" text:visited-style-name="Visited_20_Internet_20_Link"><text:span text:style-name="T18">#142</text:span></text:a><text:span text:style-name="T15">: Revisar enviament correu del canvi d'estat</text:span></text:p>
        </text:list-item>
        <text:list-item>
          <text:p text:style-name="P113"><text:a xlink:type="simple" xlink:href="https://github.com/GovernIB/notib/issues/143" text:style-name="Internet_20_link" text:visited-style-name="Visited_20_Internet_20_Link"><text:span text:style-name="T18">#143</text:span></text:a><text:span text:style-name="T15">: Ajustar amplada columnes en la llista de notificacions</text:span></text:p>
        </text:list-item>
        <text:list-item>
          <text:p text:style-name="P113"><text:a xlink:type="simple" xlink:href="https://github.com/GovernIB/notib/issues/144" text:style-name="Internet_20_link" text:visited-style-name="Visited_20_Internet_20_Link"><text:span text:style-name="T18">#144</text:span></text:a><text:span text:style-name="T15">: Camp codi postal obligatori per qualsevol tipus de domicili</text:span></text:p>
        </text:list-item>
        <text:list-item>
          <text:p text:style-name="P113"><text:a xlink:type="simple" xlink:href="https://github.com/GovernIB/notib/issues/145" text:style-name="Internet_20_link" text:visited-style-name="Visited_20_Internet_20_Link"><text:span text:style-name="T18">#145</text:span></text:a><text:span text:style-name="T15">: Validació procediments amb mateix codi</text:span></text:p>
        </text:list-item>
        <text:list-item>
          <text:p text:style-name="P113"><text:a xlink:type="simple" xlink:href="https://github.com/GovernIB/notib/issues/146" text:style-name="Internet_20_link" text:visited-style-name="Visited_20_Internet_20_Link"><text:span text:style-name="T18">#146</text:span></text:a><text:span text:style-name="T15">: Procediments duplicats per grup/permís</text:span></text:p>
        </text:list-item>
        <text:list-item>
          <text:p text:style-name="P113"><text:a xlink:type="simple" xlink:href="https://github.com/GovernIB/notib/issues/147" text:style-name="Internet_20_link" text:visited-style-name="Visited_20_Internet_20_Link"><text:span text:style-name="T18">#147</text:span></text:a><text:span text:style-name="T15">: Contador dels caràcters restants camps concepte i descripció</text:span></text:p>
        </text:list-item>
        <text:list-item>
          <text:p text:style-name="P113"><text:a xlink:type="simple" xlink:href="https://github.com/GovernIB/notib/issues/148" text:style-name="Internet_20_link" text:visited-style-name="Visited_20_Internet_20_Link"><text:span text:style-name="T18">#148</text:span></text:a><text:span text:style-name="T15">: Caducitat a partir del dia següent</text:span></text:p>
        </text:list-item>
        <text:list-item>
          <text:p text:style-name="P113"><text:a xlink:type="simple" xlink:href="https://github.com/GovernIB/notib/issues/149" text:style-name="Internet_20_link" text:visited-style-name="Visited_20_Internet_20_Link"><text:span text:style-name="T18">#149</text:span></text:a><text:span text:style-name="T15">: Realitzar registre amb l'usuari d'aplicació</text:span></text:p>
        </text:list-item>
        <text:list-item>
          <text:p text:style-name="P113"><text:a xlink:type="simple" xlink:href="https://github.com/GovernIB/notib/issues/150" text:style-name="Internet_20_link" text:visited-style-name="Visited_20_Internet_20_Link"><text:span text:style-name="T18">#150</text:span></text:a><text:span text:style-name="T15">: Organisme gestor com emisor de la notificació</text:span></text:p>
        </text:list-item>
        <text:list-item>
          <text:p text:style-name="P113"><text:a xlink:type="simple" xlink:href="https://github.com/GovernIB/notib/issues/151" text:style-name="Internet_20_link" text:visited-style-name="Visited_20_Internet_20_Link"><text:span text:style-name="T18">#151</text:span></text:a><text:span text:style-name="T15">: Revisar validació caràcters especials camps concepte i descripció</text:span></text:p>
        </text:list-item>
        <text:list-item>
          <text:p text:style-name="P113"><text:a xlink:type="simple" xlink:href="https://github.com/GovernIB/notib/issues/152" text:style-name="Internet_20_link" text:visited-style-name="Visited_20_Internet_20_Link"><text:span text:style-name="T18">#152</text:span></text:a><text:span text:style-name="T15">: Revisar filtre notificacions per GRUP i PERMÍS</text:span></text:p>
        </text:list-item>
        <text:list-item>
          <text:p text:style-name="P113"><text:a xlink:type="simple" xlink:href="https://github.com/GovernIB/notib/issues/153" text:style-name="Internet_20_link" text:visited-style-name="Visited_20_Internet_20_Link"><text:span text:style-name="T18">#153</text:span></text:a><text:span text:style-name="T15">: Problemes enviament a empreses (persones jurídiques)</text:span></text:p>
        </text:list-item>
        <text:list-item>
          <text:p text:style-name="P113"><text:a xlink:type="simple" xlink:href="https://github.com/GovernIB/notib/issues/154" text:style-name="Internet_20_link" text:visited-style-name="Visited_20_Internet_20_Link"><text:span text:style-name="T18">#154</text:span></text:a><text:span text:style-name="T15">: Afegir camp grup a la info de la notifcació</text:span></text:p>
        </text:list-item>
        <text:list-item>
          <text:p text:style-name="P113"><text:a xlink:type="simple" xlink:href="https://github.com/GovernIB/notib/issues/155" text:style-name="Internet_20_link" text:visited-style-name="Visited_20_Internet_20_Link"><text:span text:style-name="T18">#155</text:span></text:a><text:span text:style-name="T15">: Revisar enviament correu a notificacions amb grup</text:span></text:p>
        </text:list-item>
        <text:list-item>
          <text:p text:style-name="P113"><text:a xlink:type="simple" xlink:href="https://github.com/GovernIB/notib/issues/156" text:style-name="Internet_20_link" text:visited-style-name="Visited_20_Internet_20_Link"><text:span text:style-name="T18">#156</text:span></text:a><text:span text:style-name="T15">: Revisar registre events del callback</text:span></text:p>
        </text:list-item>
        <text:list-item>
          <text:p text:style-name="P113"><text:soft-page-break/><text:a xlink:type="simple" xlink:href="https://github.com/GovernIB/notib/issues/157" text:style-name="Internet_20_link" text:visited-style-name="Visited_20_Internet_20_Link"><text:span text:style-name="T18">#157</text:span></text:a><text:span text:style-name="T15">: Error mostrant estat pendiente_sede (pooling)</text:span></text:p>
        </text:list-item>
        <text:list-item>
          <text:p text:style-name="P113"><text:a xlink:type="simple" xlink:href="https://github.com/GovernIB/notib/issues/158" text:style-name="Internet_20_link" text:visited-style-name="Visited_20_Internet_20_Link"><text:span text:style-name="T18">#158</text:span></text:a><text:span text:style-name="T15">: Canviar nom estat enviament</text:span></text:p>
        </text:list-item>
        <text:list-item>
          <text:p text:style-name="P113"><text:a xlink:type="simple" xlink:href="https://github.com/GovernIB/notib/issues/159" text:style-name="Internet_20_link" text:visited-style-name="Visited_20_Internet_20_Link"><text:span text:style-name="T18">#159</text:span></text:a><text:span text:style-name="T15">: Problema a l'hora d'actualitzar estat amb Adviser</text:span></text:p>
        </text:list-item>
        <text:list-item>
          <text:p text:style-name="P113"><text:a xlink:type="simple" xlink:href="https://github.com/GovernIB/notib/issues/160" text:style-name="Internet_20_link" text:visited-style-name="Visited_20_Internet_20_Link"><text:span text:style-name="T18">#160</text:span></text:a><text:span text:style-name="T15">: Certificació corrupte</text:span></text:p>
        </text:list-item>
        <text:list-item>
          <text:p text:style-name="P113"><text:a xlink:type="simple" xlink:href="https://github.com/GovernIB/notib/issues/161" text:style-name="Internet_20_link" text:visited-style-name="Visited_20_Internet_20_Link"><text:span text:style-name="T18">#161</text:span></text:a><text:span text:style-name="T15">: Millores en el detall de la notificació / enviament correu</text:span></text:p>
        </text:list-item>
        <text:list-item>
          <text:p text:style-name="P113"><text:a xlink:type="simple" xlink:href="https://github.com/GovernIB/notib/issues/162" text:style-name="Internet_20_link" text:visited-style-name="Visited_20_Internet_20_Link"><text:span text:style-name="T18">#162</text:span></text:a><text:span text:style-name="T15">: Mostrar motiu finalització Notificació</text:span></text:p>
        </text:list-item>
        <text:list-item>
          <text:p text:style-name="P113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  <text:list-item>
          <text:p text:style-name="P113"><text:a xlink:type="simple" xlink:href="https://github.com/GovernIB/notib/issues/164" text:style-name="Internet_20_link" text:visited-style-name="Visited_20_Internet_20_Link"><text:span text:style-name="T18">#164</text:span></text:a><text:span text:style-name="T15">: Afegir camp addicional amb el codi DIR3 per registrar (temporal)</text:span></text:p>
        </text:list-item>
        <text:list-item>
          <text:p text:style-name="P113"><text:a xlink:type="simple" xlink:href="https://github.com/GovernIB/notib/issues/165" text:style-name="Internet_20_link" text:visited-style-name="Visited_20_Internet_20_Link"><text:span text:style-name="T18">#165</text:span></text:a><text:span text:style-name="T15">: Quan es fa una comunicació es creen dos registres de sortida</text:span></text:p>
        </text:list-item>
        <text:list-item>
          <text:p text:style-name="P113"><text:a xlink:type="simple" xlink:href="https://github.com/GovernIB/notib/issues/166" text:style-name="Internet_20_link" text:visited-style-name="Visited_20_Internet_20_Link"><text:span text:style-name="T18">#166</text:span></text:a><text:span text:style-name="T15">: Problema consultar estat enviament amb estat Notificada (quan l'estat s'actualitza amb l'Adviser).</text:span></text:p>
        </text:list-item>
        <text:list-item>
          <text:p text:style-name="P113"><text:a xlink:type="simple" xlink:href="https://github.com/GovernIB/notib/issues/167" text:style-name="Internet_20_link" text:visited-style-name="Visited_20_Internet_20_Link"><text:span text:style-name="T18">#167</text:span></text:a><text:span text:style-name="T15">: Tornar a mostrar el camp NIF/CIF per administracions</text:span></text:p>
        </text:list-item>
        <text:list-item>
          <text:p text:style-name="P113"><text:a xlink:type="simple" xlink:href="https://github.com/GovernIB/notib/issues/170" text:style-name="Internet_20_link" text:visited-style-name="Visited_20_Internet_20_Link"><text:span text:style-name="T18">#170</text:span></text:a><text:span text:style-name="T15">: Error codi postal enviant notificació a CIE</text:span></text:p>
        </text:list-item>
      </text:list>
      <text:h text:style-name="P68" text:outline-level="2"><text:bookmark-start text:name="__RefHeading___Toc2906_1431382800"/>Canvis <text:span text:style-name="T5">en</text:span> <text:span text:style-name="T5">la </text:span>base de dades<text:bookmark-end text:name="__RefHeading___Toc2906_1431382800"/></text:h>
      <text:list xml:id="list2236744451" text:style-name="L10">
        <text:list-item>
          <text:p text:style-name="P90"><text:span text:style-name="T31">164</text:span>.<text:span text:style-name="T6">sql</text:span>: <text:span text:style-name="T24">.</text:span></text:p>
        </text:list-item>
        <text:list-item>
          <text:p text:style-name="P120">168.sql: .</text:p>
        </text:list-item>
      </text:list>
      <text:h text:style-name="P68" text:outline-level="2"><text:bookmark-start text:name="__RefHeading___Toc2908_1431382800"/>Canvis <text:span text:style-name="T5">en</text:span> les propietats de l’aplicació<text:bookmark-end text:name="__RefHeading___Toc2908_1431382800"/></text:h>
      <text:list xml:id="list3324099554" text:style-name="L11">
        <text:list-item>
          <text:p text:style-name="P104"><text:span text:style-name="T31">168</text:span>.properties: <text:span text:style-name="T25">.</text:span></text:p>
        </text:list-item>
      </text:list>
      <text:p text:style-name="P38"/>
      <text:list xml:id="list174849864033103" text:continue-list="list174849563134906" text:style-name="Outline">
        <text:list-item>
          <text:h text:style-name="P62" text:outline-level="1"><text:bookmark-start text:name="__RefHeading___Toc2910_1431382800"/>Versió <text:span text:style-name="T26">1</text:span>.<text:span text:style-name="T27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271247995152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42"><text:span text:style-name="T28">23</text:span>/0<text:span text:style-name="T28">4</text:span>/2019</text:p>
          </table:table-cell>
        </table:table-row>
        <table:table-row table:style-name="TableLine94271247948912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68" text:outline-level="2"><text:bookmark-start text:name="__RefHeading___Toc660_24998508115"/>Modificacions incloses dins aquesta versió<text:bookmark-end text:name="__RefHeading___Toc660_24998508115"/></text:h>
      <text:list xml:id="list174851278337242" text:continue-list="list174850507406737" text:style-name="L1">
        <text:list-item>
          <text:p text:style-name="P114"><text:a xlink:type="simple" xlink:href="https://github.com/GovernIB/notib/issues/171" text:style-name="Internet_20_link" text:visited-style-name="Visited_20_Internet_20_Link"><text:span text:style-name="T18">#171</text:span></text:a><text:span text:style-name="T15">: Modificar interfície WS per retornar la informació del registre.</text:span></text:p>
        </text:list-item>
        <text:list-item>
          <text:p text:style-name="P114"><text:a xlink:type="simple" xlink:href="https://github.com/GovernIB/notib/issues/172" text:style-name="Internet_20_link" text:visited-style-name="Visited_20_Internet_20_Link"><text:span text:style-name="T18">#172</text:span></text:a><text:span text:style-name="T15">: Millores pantalla notificacions</text:span></text:p>
        </text:list-item>
        <text:list-item>
          <text:p text:style-name="P114"><text:a xlink:type="simple" xlink:href="https://github.com/GovernIB/notib/issues/173" text:style-name="Internet_20_link" text:visited-style-name="Visited_20_Internet_20_Link"><text:span text:style-name="T18">#173</text:span></text:a><text:span text:style-name="T15">: Afegir checkbox per hablitar o deshabilitat entrega CIE</text:span></text:p>
        </text:list-item>
        <text:list-item>
          <text:p text:style-name="P114"><text:a xlink:type="simple" xlink:href="https://github.com/GovernIB/notib/issues/174" text:style-name="Internet_20_link" text:visited-style-name="Visited_20_Internet_20_Link"><text:span text:style-name="T18">#174</text:span></text:a><text:span text:style-name="T15">: Resoldre bug event a l'hora de rebre resposta Notific@</text:span></text:p>
        </text:list-item>
        <text:list-item>
          <text:p text:style-name="P114"><text:a xlink:type="simple" xlink:href="https://github.com/GovernIB/notib/issues/175" text:style-name="Internet_20_link" text:visited-style-name="Visited_20_Internet_20_Link"><text:span text:style-name="T18">#175</text:span></text:a><text:span text:style-name="T15">: Millores filtre llistat notificacions</text:span></text:p>
        </text:list-item>
        <text:list-item>
          <text:p text:style-name="P114"><text:a xlink:type="simple" xlink:href="https://github.com/GovernIB/notib/issues/182" text:style-name="Internet_20_link" text:visited-style-name="Visited_20_Internet_20_Link"><text:span text:style-name="T18">#182</text:span></text:a><text:span text:style-name="T15">: Guardar en cache els procediments disponibles per usuari</text:span></text:p>
        </text:list-item>
      </text:list>
      <text:h text:style-name="P68" text:outline-level="2"><text:bookmark-start text:name="__RefHeading___Toc2912_1431382800"/>Canvis <text:span text:style-name="T5">en</text:span> <text:span text:style-name="T5">la </text:span>base de dades<text:bookmark-end text:name="__RefHeading___Toc2912_1431382800"/></text:h>
      <text:list xml:id="list1105345313" text:style-name="L12">
        <text:list-item>
          <text:p text:style-name="P91"><text:span text:style-name="T31">173</text:span>.<text:span text:style-name="T6">sql</text:span>: <text:span text:style-name="T24">.</text:span></text:p>
        </text:list-item>
      </text:list>
      <text:h text:style-name="P68" text:outline-level="2"><text:bookmark-start text:name="__RefHeading___Toc2914_1431382800"/>Canvis <text:span text:style-name="T5">en</text:span> les propietats de l’aplicació<text:bookmark-end text:name="__RefHeading___Toc2914_1431382800"/></text:h>
      <text:list xml:id="list745025812" text:style-name="L13">
        <text:list-item>
          <text:p text:style-name="P105"><text:span text:style-name="T25">172</text:span>.properties: <text:span text:style-name="T25">.</text:span></text:p>
        </text:list-item>
      </text:list>
      <text:p text:style-name="P38"/>
      <text:list xml:id="list174850039127440" text:continue-list="list174849864033103" text:style-name="Outline">
        <text:list-item>
          <text:h text:style-name="P62" text:outline-level="1"><text:bookmark-start text:name="__RefHeading___Toc2916_1431382800"/>Versió <text:span text:style-name="T26">1.1</text:span>.<text:span text:style-name="T28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271248072000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42">1<text:span text:style-name="T28">5</text:span>/0<text:span text:style-name="T28">5</text:span>/20<text:span text:style-name="T28">20</text:span></text:p>
          </table:table-cell>
        </table:table-row>
        <table:table-row table:style-name="TableLine94271248036064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68" text:outline-level="2"><text:bookmark-start text:name="__RefHeading___Toc660_24998508116"/>Modificacions incloses dins aquesta versió<text:bookmark-end text:name="__RefHeading___Toc660_24998508116"/></text:h>
      <text:list xml:id="list174851032859218" text:continue-list="list174851278337242" text:style-name="L1">
        <text:list-item>
          <text:p text:style-name="P114"><text:a xlink:type="simple" xlink:href="https://github.com/GovernIB/notib/issues/181" text:style-name="Internet_20_link" text:visited-style-name="Visited_20_Internet_20_Link"><text:span text:style-name="T18">#181</text:span></text:a><text:span text:style-name="T15">: Error al consultar el detalle de un notificación procesada</text:span></text:p>
        </text:list-item>
        <text:list-item>
          <text:p text:style-name="P114"><text:a xlink:type="simple" xlink:href="https://github.com/GovernIB/notib/issues/191" text:style-name="Internet_20_link" text:visited-style-name="Visited_20_Internet_20_Link"><text:span text:style-name="T18">#191</text:span></text:a><text:span text:style-name="T15">: Afegir filtre per cercar els procediments disponibles</text:span></text:p>
        </text:list-item>
        <text:list-item>
          <text:p text:style-name="P114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Afegir traces i error obtenció de la entitat a WS de Adviser</text:span></text:p>
        </text:list-item>
      </text:list>
      <text:h text:style-name="P68" text:outline-level="2"><text:bookmark-start text:name="__RefHeading___Toc2918_1431382800"/>Canvis <text:span text:style-name="T5">en</text:span> <text:span text:style-name="T5">la </text:span>base de dades<text:bookmark-end text:name="__RefHeading___Toc2918_1431382800"/></text:h>
      <text:list xml:id="list1447726112" text:style-name="L14">
        <text:list-header>
          <text:p text:style-name="P118">Sense canvis</text:p>
        </text:list-header>
      </text:list>
      <text:h text:style-name="P68" text:outline-level="2"><text:bookmark-start text:name="__RefHeading___Toc2920_1431382800"/>Canvis <text:span text:style-name="T5">en</text:span> les propietats de l’aplicació<text:bookmark-end text:name="__RefHeading___Toc2920_1431382800"/></text:h>
      <text:list xml:id="list3894165882" text:style-name="L15">
        <text:list-header>
          <text:p text:style-name="P119">Sense canvis</text:p>
        </text:list-header>
      </text:list>
      <text:p text:style-name="P38"/>
      <text:list xml:id="list174849720145519" text:continue-list="list174850039127440" text:style-name="Outline">
        <text:list-item>
          <text:h text:style-name="P62" text:outline-level="1"><text:bookmark-start text:name="__RefHeading___Toc2922_1431382800"/>Versió <text:span text:style-name="T28">1.1</text:span>.<text:span text:style-name="T28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271248125632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42"><text:span text:style-name="T28">05</text:span>/0<text:span text:style-name="T28">6</text:span>/20<text:span text:style-name="T28">20</text:span></text:p>
          </table:table-cell>
        </table:table-row>
        <table:table-row table:style-name="TableLine94271248099648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68" text:outline-level="2"><text:bookmark-start text:name="__RefHeading___Toc660_24998508117"/>Modificacions incloses dins aquesta versió<text:bookmark-end text:name="__RefHeading___Toc660_24998508117"/></text:h>
      <text:list xml:id="list174850404918530" text:continue-list="list174851032859218" text:style-name="L1">
        <text:list-item>
          <text:p text:style-name="P114"><text:a xlink:type="simple" xlink:href="https://github.com/GovernIB/notib/issues/168" text:style-name="Internet_20_link" text:visited-style-name="Visited_20_Internet_20_Link"><text:span text:style-name="T18">#168</text:span></text:a><text:span text:style-name="T17">: </text:span><text:span text:style-name="T15">Afegir funcionalitat per anar consultant estat comunicació SIR dins REGWEB</text:span></text:p>
        </text:list-item>
        <text:list-item>
          <text:p text:style-name="P114"><text:a xlink:type="simple" xlink:href="https://github.com/GovernIB/notib/issues/176" text:style-name="Internet_20_link" text:visited-style-name="Visited_20_Internet_20_Link"><text:span text:style-name="T18">#176</text:span></text:a><text:span text:style-name="T17">: </text:span><text:span text:style-name="T15">Permetre utilitzar el client de notib des de fora de Jboss</text:span></text:p>
        </text:list-item>
        <text:list-item>
          <text:p text:style-name="P114"><text:a xlink:type="simple" xlink:href="https://github.com/GovernIB/notib/issues/177" text:style-name="Internet_20_link" text:visited-style-name="Visited_20_Internet_20_Link"><text:span text:style-name="T18">#177</text:span></text:a><text:span text:style-name="T17">: </text:span><text:span text:style-name="T15">Revisió del client de NOTIB</text:span></text:p>
        </text:list-item>
        <text:list-item>
          <text:p text:style-name="P114"><text:a xlink:type="simple" xlink:href="https://github.com/GovernIB/notib/issues/178" text:style-name="Internet_20_link" text:visited-style-name="Visited_20_Internet_20_Link"><text:span text:style-name="T18">#178</text:span></text:a><text:span text:style-name="T17">: </text:span><text:span text:style-name="T15">Al crear una notificació a través de l'API amb només un titular aquesta no s'envia</text:span></text:p>
        </text:list-item>
        <text:list-item>
          <text:p text:style-name="P114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Revisar funcionament del sistema de pooling/adviser per actualitzar l'estat de les notificacions</text:span></text:p>
        </text:list-item>
        <text:list-item>
          <text:p text:style-name="P114"><text:a xlink:type="simple" xlink:href="https://github.com/GovernIB/notib/issues/192" text:style-name="Internet_20_link" text:visited-style-name="Visited_20_Internet_20_Link"><text:span text:style-name="T18">#192</text:span></text:a><text:span text:style-name="T17">: </text:span><text:span text:style-name="T15">Revisar validacions a la pantalla d'usuari de Notib</text:span></text:p>
        </text:list-item>
        <text:list-item>
          <text:p text:style-name="P114"><text:a xlink:type="simple" xlink:href="https://github.com/GovernIB/notib/issues/194" text:style-name="Internet_20_link" text:visited-style-name="Visited_20_Internet_20_Link"><text:span text:style-name="T18">#194</text:span></text:a><text:span text:style-name="T17">: </text:span><text:span text:style-name="T15">Opció per marcar enviaments com no processats</text:span></text:p>
        </text:list-item>
        <text:list-item>
          <text:p text:style-name="P114"><text:a xlink:type="simple" xlink:href="https://github.com/GovernIB/notib/issues/195" text:style-name="Internet_20_link" text:visited-style-name="Visited_20_Internet_20_Link"><text:span text:style-name="T18">#195</text:span></text:a><text:span text:style-name="T17">: </text:span><text:span text:style-name="T15">Consulta de l’estat de les comunicacions SIR</text:span></text:p>
        </text:list-item>
        <text:list-item>
          <text:p text:style-name="P114"><text:a xlink:type="simple" xlink:href="https://github.com/GovernIB/notib/issues/200" text:style-name="Internet_20_link" text:visited-style-name="Visited_20_Internet_20_Link"><text:span text:style-name="T18">#200</text:span></text:a><text:span text:style-name="T17">: </text:span><text:span text:style-name="T15">Notib envia dos veces una misma notificación</text:span></text:p>
        </text:list-item>
        <text:list-item>
          <text:p text:style-name="P114"><text:a xlink:type="simple" xlink:href="https://github.com/GovernIB/notib/issues/201" text:style-name="Internet_20_link" text:visited-style-name="Visited_20_Internet_20_Link"><text:span text:style-name="T18">#201</text:span></text:a><text:span text:style-name="T17">: </text:span><text:span text:style-name="T15">Informar a l'aplicació client que hi ha hagut un error amb Notifica</text:span></text:p>
        </text:list-item>
        <text:list-item>
          <text:p text:style-name="P114"><text:a xlink:type="simple" xlink:href="https://github.com/GovernIB/notib/issues/202" text:style-name="Internet_20_link" text:visited-style-name="Visited_20_Internet_20_Link"><text:span text:style-name="T18">#202</text:span></text:a><text:span text:style-name="T17">: </text:span><text:span text:style-name="T15">Error de connexió tancada</text:span></text:p>
        </text:list-item>
        <text:list-item>
          <text:p text:style-name="P114"><text:a xlink:type="simple" xlink:href="https://github.com/GovernIB/notib/issues/203" text:style-name="Internet_20_link" text:visited-style-name="Visited_20_Internet_20_Link"><text:span text:style-name="T18">#203</text:span></text:a><text:span text:style-name="T17">: </text:span><text:span text:style-name="T15">Revisió erros de logs</text:span></text:p>
        </text:list-item>
        <text:list-item>
          <text:p text:style-name="P114"><text:a xlink:type="simple" xlink:href="https://github.com/GovernIB/notib/issues/204" text:style-name="Internet_20_link" text:visited-style-name="Visited_20_Internet_20_Link"><text:span text:style-name="T18">#204</text:span></text:a><text:span text:style-name="T17">: </text:span><text:span text:style-name="T15">Validacions a la API</text:span></text:p>
        </text:list-item>
        <text:list-item>
          <text:p text:style-name="P114"><text:a xlink:type="simple" xlink:href="https://github.com/GovernIB/notib/issues/205" text:style-name="Internet_20_link" text:visited-style-name="Visited_20_Internet_20_Link"><text:span text:style-name="T18">#205</text:span></text:a><text:span text:style-name="T17">: </text:span><text:span text:style-name="T15">Error en formulari d'alta de notificacions</text:span></text:p>
        </text:list-item>
        <text:list-item>
          <text:p text:style-name="P114"><text:a xlink:type="simple" xlink:href="https://github.com/GovernIB/notib/issues/206" text:style-name="Internet_20_link" text:visited-style-name="Visited_20_Internet_20_Link"><text:span text:style-name="T18">#206</text:span></text:a><text:span text:style-name="T17">: </text:span><text:span text:style-name="T15">Error notificacions a destinataris estrangers</text:span></text:p>
        </text:list-item>
        <text:list-item>
          <text:p text:style-name="P114"><text:a xlink:type="simple" xlink:href="https://github.com/GovernIB/notib/issues/207" text:style-name="Internet_20_link" text:visited-style-name="Visited_20_Internet_20_Link"><text:span text:style-name="T18">#207</text:span></text:a><text:span text:style-name="T17">: </text:span><text:span text:style-name="T15">Utilitzar oficina virtual per a asiento registral</text:span></text:p>
        </text:list-item>
        <text:list-item>
          <text:p text:style-name="P114"><text:a xlink:type="simple" xlink:href="https://github.com/GovernIB/notib/issues/208" text:style-name="Internet_20_link" text:visited-style-name="Visited_20_Internet_20_Link"><text:span text:style-name="T18">#208</text:span></text:a><text:span text:style-name="T17">: </text:span><text:span text:style-name="T15">Opció massiva per tornar a enviar canvi estat al client</text:span></text:p>
        </text:list-item>
        <text:list-item>
          <text:p text:style-name="P114"><text:a xlink:type="simple" xlink:href="https://github.com/GovernIB/notib/issues/209" text:style-name="Internet_20_link" text:visited-style-name="Visited_20_Internet_20_Link"><text:span text:style-name="T18">#209</text:span></text:a><text:span text:style-name="T17">: </text:span><text:span text:style-name="T15">Error 500 al no poder descarregar un fitxer</text:span></text:p>
        </text:list-item>
        <text:list-item>
          <text:p text:style-name="P114"><text:a xlink:type="simple" xlink:href="https://github.com/GovernIB/notib/issues/210" text:style-name="Internet_20_link" text:visited-style-name="Visited_20_Internet_20_Link"><text:span text:style-name="T18">#210</text:span></text:a><text:span text:style-name="T17">: </text:span><text:span text:style-name="T15">Error recurrent quan notifica retorna error en la consulta de notificacions</text:span></text:p>
        </text:list-item>
        <text:list-item>
          <text:p text:style-name="P114"><text:a xlink:type="simple" xlink:href="https://github.com/GovernIB/notib/issues/212" text:style-name="Internet_20_link" text:visited-style-name="Visited_20_Internet_20_Link"><text:span text:style-name="T18">#212</text:span></text:a><text:span text:style-name="T17">: </text:span><text:span text:style-name="T15">Revisar filtre notificacions</text:span></text:p>
        </text:list-item>
        <text:list-item>
          <text:p text:style-name="P114"><text:soft-page-break/><text:a xlink:type="simple" xlink:href="https://github.com/GovernIB/notib/issues/216" text:style-name="Internet_20_link" text:visited-style-name="Visited_20_Internet_20_Link"><text:span text:style-name="T18">#216</text:span></text:a><text:span text:style-name="T17">: </text:span><text:span text:style-name="T15">Error de compilació amb plugin jaxws-maven-plugin</text:span></text:p>
        </text:list-item>
        <text:list-item>
          <text:p text:style-name="P114"><text:a xlink:type="simple" xlink:href="https://github.com/GovernIB/notib/issues/217" text:style-name="Internet_20_link" text:visited-style-name="Visited_20_Internet_20_Link"><text:span text:style-name="T18">#217</text:span></text:a><text:span text:style-name="T17">: </text:span><text:span text:style-name="T15">Error notificant al client quan falla l'enviament a Notific@</text:span></text:p>
        </text:list-item>
        <text:list-item>
          <text:p text:style-name="P114"><text:a xlink:type="simple" xlink:href="https://github.com/GovernIB/notib/issues/218" text:style-name="Internet_20_link" text:visited-style-name="Visited_20_Internet_20_Link"><text:span text:style-name="T18">#218</text:span></text:a><text:span text:style-name="T17">: </text:span><text:span text:style-name="T15">Format data d'enviament programat incorrecte</text:span></text:p>
        </text:list-item>
        <text:list-item>
          <text:p text:style-name="P114"><text:a xlink:type="simple" xlink:href="https://github.com/GovernIB/notib/issues/219" text:style-name="Internet_20_link" text:visited-style-name="Visited_20_Internet_20_Link"><text:span text:style-name="T18">#219</text:span></text:a><text:span text:style-name="T17">: </text:span><text:span text:style-name="T15">Error Notific@ si s'envia el nom i la raó social a la vegada</text:span></text:p>
        </text:list-item>
      </text:list>
      <text:h text:style-name="P68" text:outline-level="2"><text:bookmark-start text:name="__RefHeading___Toc2924_1431382800"/>Canvis <text:span text:style-name="T5">en</text:span> <text:span text:style-name="T5">la </text:span>base de dades<text:bookmark-end text:name="__RefHeading___Toc2924_1431382800"/></text:h>
      <text:list xml:id="list2454571583" text:style-name="L16">
        <text:list-item>
          <text:p text:style-name="P92"><text:span text:style-name="T31">168</text:span>.<text:span text:style-name="T6">sql</text:span>: <text:span text:style-name="T36">Afefir informació de registre SIR.</text:span></text:p>
        </text:list-item>
        <text:list-item>
          <text:p text:style-name="P93"><text:span text:style-name="T31">204</text:span>.<text:span text:style-name="T6">sql</text:span>: <text:span text:style-name="T36">Modificació de mida de camps de la notificació per a adaptar-se a la mida màxima de Notifica.</text:span></text:p>
        </text:list-item>
        <text:list-item>
          <text:p text:style-name="P93"><text:span text:style-name="T31">210</text:span>.<text:span text:style-name="T6">sql</text:span>: <text:span text:style-name="T36">Afegir camps per a desar el nombre de intents de consulta d’estat de notificació i SIR consecutius amb error.</text:span></text:p>
        </text:list-item>
      </text:list>
      <text:h text:style-name="P68" text:outline-level="2"><text:bookmark-start text:name="__RefHeading___Toc2926_1431382800"/>Canvis <text:span text:style-name="T5">en</text:span> les propietats de l’aplicació<text:bookmark-end text:name="__RefHeading___Toc2926_1431382800"/></text:h>
      <text:list xml:id="list4155226411" text:style-name="L17">
        <text:list-item>
          <text:p text:style-name="P106"><text:span text:style-name="T31">210</text:span>.properties: </text:p>
          <text:list>
            <text:list-item>
              <text:p text:style-name="P106"><text:span text:style-name="T34">es.caib.notib.tasca.enviament.actualitzacio.estat.reintents.maxim</text:span>: <text:span text:style-name="T33">Nombre màxim de intents consecutius de consulta de estat a notifica amb error, abans de desactivar la consulta d’estat.</text:span></text:p>
            </text:list-item>
            <text:list-item>
              <text:p text:style-name="P107"><text:span text:style-name="T34">es.caib.notib.tasca.enviament.actualitzacio.estat.registre.reintents.maxim</text:span>: <text:span text:style-name="T33">Nombre màxim de intents consecutius de consulta de estat a registre amb error, abans de desactivar la consulta d’estat.</text:span></text:p>
            </text:list-item>
          </text:list>
        </text:list-item>
      </text:list>
      <text:p text:style-name="P38"/>
      <text:list xml:id="list174850554164531" text:continue-list="list174849720145519" text:style-name="Outline">
        <text:list-item>
          <text:h text:style-name="P62" text:outline-level="1"><text:bookmark-start text:name="__RefHeading___Toc2928_1431382800"/>Versió <text:span text:style-name="T26">1.1</text:span>.<text:span text:style-name="T28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271248232416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42"><text:span text:style-name="T28">30</text:span>/0<text:span text:style-name="T28">6</text:span>/20<text:span text:style-name="T28">20</text:span></text:p>
          </table:table-cell>
        </table:table-row>
        <table:table-row table:style-name="TableLine94271248159920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3">(Resum de modificacions incloses a dins aquesta versió)</text:p>
          </table:table-cell>
        </table:table-row>
      </table:table>
      <text:p text:style-name="P45"/>
      <text:h text:style-name="P68" text:outline-level="2"><text:bookmark-start text:name="__RefHeading___Toc660_24998508118"/>Modificacions incloses dins aquesta versió<text:bookmark-end text:name="__RefHeading___Toc660_24998508118"/></text:h>
      <text:list xml:id="list174849908847066" text:continue-list="list174850404918530" text:style-name="L1">
        <text:list-item>
          <text:p text:style-name="P115"><text:a xlink:type="simple" xlink:href="https://github.com/GovernIB/notib/issues/189" text:style-name="Internet_20_link" text:visited-style-name="Visited_20_Internet_20_Link"><text:span text:style-name="T19">#189</text:span></text:a><text:span text:style-name="T16">: Classificar procediments administratius</text:span></text:p>
        </text:list-item>
        <text:list-item>
          <text:p text:style-name="P115"><text:a xlink:type="simple" xlink:href="https://github.com/GovernIB/notib/issues/214" text:style-name="Internet_20_link" text:visited-style-name="Visited_20_Internet_20_Link"><text:span text:style-name="T19">#214</text:span></text:a><text:span text:style-name="T16">: Afegir monitor d'integracions</text:span></text:p>
        </text:list-item>
        <text:list-item>
          <text:p text:style-name="P115"><text:a xlink:type="simple" xlink:href="https://github.com/GovernIB/notib/issues/215" text:style-name="Internet_20_link" text:visited-style-name="Visited_20_Internet_20_Link"><text:span text:style-name="T19">#215</text:span></text:a><text:span text:style-name="T16">: Moure Configuració d'aplicacions</text:span></text:p>
        </text:list-item>
        <text:list-item>
          <text:p text:style-name="P115"><text:a xlink:type="simple" xlink:href="https://github.com/GovernIB/notib/issues/223" text:style-name="Internet_20_link" text:visited-style-name="Visited_20_Internet_20_Link"><text:span text:style-name="T19">#223</text:span></text:a><text:span text:style-name="T16">: Afegir filtres al llistat de Notificacions amb error al darrer callback</text:span></text:p>
        </text:list-item>
        <text:list-item>
          <text:p text:style-name="P115"><text:a xlink:type="simple" xlink:href="https://github.com/GovernIB/notib/issues/225" text:style-name="Internet_20_link" text:visited-style-name="Visited_20_Internet_20_Link"><text:span text:style-name="T19">#225</text:span></text:a><text:span text:style-name="T16">: Permetre tots els tipus de documents a la API</text:span></text:p>
        </text:list-item>
        <text:list-item>
          <text:p text:style-name="P115"><text:a xlink:type="simple" xlink:href="https://github.com/GovernIB/notib/issues/227" text:style-name="Internet_20_link" text:visited-style-name="Visited_20_Internet_20_Link"><text:span text:style-name="T19">#227</text:span></text:a><text:span text:style-name="T16">: Afegir filtre al deplegable de procediments</text:span></text:p>
        </text:list-item>
        <text:list-item>
          <text:p text:style-name="P115"><text:a xlink:type="simple" xlink:href="https://github.com/GovernIB/notib/issues/228" text:style-name="Internet_20_link" text:visited-style-name="Visited_20_Internet_20_Link"><text:span text:style-name="T19">#228</text:span></text:a><text:span text:style-name="T16">: Revisar l'artifcat maven del client</text:span></text:p>
        </text:list-item>
        <text:list-item>
          <text:p text:style-name="P115"><text:a xlink:type="simple" xlink:href="https://github.com/GovernIB/notib/issues/229" text:style-name="Internet_20_link" text:visited-style-name="Visited_20_Internet_20_Link"><text:span text:style-name="T19">#229</text:span></text:a><text:span text:style-name="T16">: Poder descarga justificante de registro quan no és SIR</text:span></text:p>
        </text:list-item>
        <text:list-item>
          <text:p text:style-name="P115"><text:a xlink:type="simple" xlink:href="https://github.com/GovernIB/notib/issues/230" text:style-name="Internet_20_link" text:visited-style-name="Visited_20_Internet_20_Link"><text:span text:style-name="T19">#230</text:span></text:a><text:span text:style-name="T16">: Revisar longitud campos</text:span></text:p>
        </text:list-item>
        <text:list-item>
          <text:p text:style-name="P115"><text:a xlink:type="simple" xlink:href="https://github.com/GovernIB/notib/issues/231" text:style-name="Internet_20_link" text:visited-style-name="Visited_20_Internet_20_Link"><text:span text:style-name="T19">#231</text:span></text:a><text:span text:style-name="T16">: Afegir els filtres 'Identificador' i 'Creada per' a la consulta de remeses</text:span></text:p>
        </text:list-item>
        <text:list-item>
          <text:p text:style-name="P115"><text:a xlink:type="simple" xlink:href="https://github.com/GovernIB/notib/issues/232" text:style-name="Internet_20_link" text:visited-style-name="Visited_20_Internet_20_Link"><text:span text:style-name="T19">#232</text:span></text:a><text:span text:style-name="T16">: El nom del titular no és correcte als detalls</text:span></text:p>
        </text:list-item>
        <text:list-item>
          <text:p text:style-name="P115"><text:a xlink:type="simple" xlink:href="https://github.com/GovernIB/notib/issues/233" text:style-name="Internet_20_link" text:visited-style-name="Visited_20_Internet_20_Link"><text:span text:style-name="T19">#233</text:span></text:a><text:span text:style-name="T16">: Canvi de literals a l'alta de notificació</text:span></text:p>
        </text:list-item>
        <text:list-item>
          <text:p text:style-name="P115"><text:a xlink:type="simple" xlink:href="https://github.com/GovernIB/notib/issues/234" text:style-name="Internet_20_link" text:visited-style-name="Visited_20_Internet_20_Link"><text:span text:style-name="T19">#234</text:span></text:a><text:span text:style-name="T16">: Error en la descàrrega de la certificació de la notificació</text:span></text:p>
        </text:list-item>
        <text:list-item>
          <text:p text:style-name="P115"><text:a xlink:type="simple" xlink:href="https://github.com/GovernIB/notib/issues/235" text:style-name="Internet_20_link" text:visited-style-name="Visited_20_Internet_20_Link"><text:span text:style-name="T19">#235</text:span></text:a><text:span text:style-name="T16">: Error al reactivar la consulta d'estat de notifica</text:span></text:p>
        </text:list-item>
        <text:list-item>
          <text:p text:style-name="P115"><text:a xlink:type="simple" xlink:href="https://github.com/GovernIB/notib/issues/236" text:style-name="Internet_20_link" text:visited-style-name="Visited_20_Internet_20_Link"><text:span text:style-name="T19">#236</text:span></text:a><text:span text:style-name="T16">: Problema comunicació amb Notib amb Grups</text:span></text:p>
        </text:list-item>
        <text:list-item>
          <text:p text:style-name="P115"><text:a xlink:type="simple" xlink:href="https://github.com/GovernIB/notib/issues/237" text:style-name="Internet_20_link" text:visited-style-name="Visited_20_Internet_20_Link"><text:span text:style-name="T19">#237</text:span></text:a><text:span text:style-name="T16">: Revisar el format de la data al camp Estat de la Consulta de remeses</text:span></text:p>
        </text:list-item>
        <text:list-item>
          <text:p text:style-name="P115"><text:a xlink:type="simple" xlink:href="https://github.com/GovernIB/notib/issues/238" text:style-name="Internet_20_link" text:visited-style-name="Visited_20_Internet_20_Link"><text:span text:style-name="T19">#238</text:span></text:a><text:span text:style-name="T16">: Afegir mètriques</text:span></text:p>
        </text:list-item>
        <text:list-item>
          <text:p text:style-name="P115"><text:a xlink:type="simple" xlink:href="https://github.com/GovernIB/notib/issues/240" text:style-name="Internet_20_link" text:visited-style-name="Visited_20_Internet_20_Link"><text:span text:style-name="T19">#240</text:span></text:a><text:span text:style-name="T16">: Mostar detall de l'error a l'apartat Notificacions amb error al darrer callback</text:span></text:p>
        </text:list-item>
        <text:list-item>
          <text:p text:style-name="P115"><text:a xlink:type="simple" xlink:href="https://github.com/GovernIB/notib/issues/241" text:style-name="Internet_20_link" text:visited-style-name="Visited_20_Internet_20_Link"><text:span text:style-name="T19">#241</text:span></text:a><text:span text:style-name="T16">: Mostrar el nom complet de l'usuari autenticat</text:span></text:p>
        </text:list-item>
        <text:list-item>
          <text:p text:style-name="P115"><text:a xlink:type="simple" xlink:href="https://github.com/GovernIB/notib/issues/242" text:style-name="Internet_20_link" text:visited-style-name="Visited_20_Internet_20_Link"><text:span text:style-name="T19">#242</text:span></text:a><text:span text:style-name="T16">: Canviar rol administrador per Superusuari</text:span></text:p>
        </text:list-item>
        <text:list-item>
          <text:p text:style-name="P115"><text:a xlink:type="simple" xlink:href="https://github.com/GovernIB/notib/issues/243" text:style-name="Internet_20_link" text:visited-style-name="Visited_20_Internet_20_Link"><text:span text:style-name="T19">#243</text:span></text:a><text:span text:style-name="T16">: Persona física per defecte a Tipus d'interessat</text:span></text:p>
        </text:list-item>
        <text:list-item>
          <text:p text:style-name="P115"><text:a xlink:type="simple" xlink:href="https://github.com/GovernIB/notib/issues/244" text:style-name="Internet_20_link" text:visited-style-name="Visited_20_Internet_20_Link"><text:span text:style-name="T19">#244</text:span></text:a><text:span text:style-name="T16">: Validar email en la pantalla de envío de notificaciones y en la API</text:span></text:p>
        </text:list-item>
        <text:list-item>
          <text:p text:style-name="P115"><text:a xlink:type="simple" xlink:href="https://github.com/GovernIB/notib/issues/248" text:style-name="Internet_20_link" text:visited-style-name="Visited_20_Internet_20_Link"><text:span text:style-name="T19">#248</text:span></text:a><text:span text:style-name="T16">: Error 4690 al realitzar una notificació amb adreça sense normalitzar</text:span></text:p>
        </text:list-item>
        <text:list-item>
          <text:p text:style-name="P115"><text:a xlink:type="simple" xlink:href="https://github.com/GovernIB/notib/issues/249" text:style-name="Internet_20_link" text:visited-style-name="Visited_20_Internet_20_Link"><text:span text:style-name="T19">#249</text:span></text:a><text:span text:style-name="T16">: No apareixen els procediments disponibles per crear notificació</text:span></text:p>
        </text:list-item>
        <text:list-item>
          <text:p text:style-name="P115"><text:a xlink:type="simple" xlink:href="https://github.com/GovernIB/notib/issues/250" text:style-name="Internet_20_link" text:visited-style-name="Visited_20_Internet_20_Link"><text:span text:style-name="T19">#250</text:span></text:a><text:span text:style-name="T16">: Validar el format i mida dels documents a notificar</text:span></text:p>
        </text:list-item>
        <text:list-item>
          <text:p text:style-name="P115"><text:soft-page-break/><text:a xlink:type="simple" xlink:href="https://github.com/GovernIB/notib/issues/251" text:style-name="Internet_20_link" text:visited-style-name="Visited_20_Internet_20_Link"><text:span text:style-name="T19">#251</text:span></text:a><text:span text:style-name="T16">: Error de format al camp descripció</text:span></text:p>
        </text:list-item>
        <text:list-item>
          <text:p text:style-name="P115"><text:a xlink:type="simple" xlink:href="https://github.com/GovernIB/notib/issues/252" text:style-name="Internet_20_link" text:visited-style-name="Visited_20_Internet_20_Link"><text:span text:style-name="T19">#252</text:span></text:a><text:span text:style-name="T16">: Agafar els òrgans gestors directament a partir d'una integració amb dir3caib</text:span></text:p>
        </text:list-item>
        <text:list-item>
          <text:p text:style-name="P115"><text:a xlink:type="simple" xlink:href="https://github.com/GovernIB/notib/issues/253" text:style-name="Internet_20_link" text:visited-style-name="Visited_20_Internet_20_Link"><text:span text:style-name="T19">#253</text:span></text:a><text:span text:style-name="T16">: Error d'enviament a persona jurídica</text:span></text:p>
        </text:list-item>
        <text:list-item>
          <text:p text:style-name="P115"><text:a xlink:type="simple" xlink:href="https://github.com/GovernIB/notib/issues/257" text:style-name="Internet_20_link" text:visited-style-name="Visited_20_Internet_20_Link"><text:span text:style-name="T19">#257</text:span></text:a><text:span text:style-name="T16">: Revisar error "Valor no válido para la Fecha de Envío Programado"</text:span></text:p>
        </text:list-item>
      </text:list>
      <text:h text:style-name="P68" text:outline-level="2"><text:bookmark-start text:name="__RefHeading___Toc2930_1431382800"/>Canvis <text:span text:style-name="T5">en</text:span> <text:span text:style-name="T5">la </text:span>base de dades<text:bookmark-end text:name="__RefHeading___Toc2930_1431382800"/></text:h>
      <text:list xml:id="list3955617727" text:style-name="L18">
        <text:list-item>
          <text:p text:style-name="P94"><text:span text:style-name="T31">189</text:span>.<text:span text:style-name="T6">sql</text:span>: <text:span text:style-name="T32">Afegir nova taula per a organs gestors, emplenar-la amb la informació existent als procediments actuals, i afegir la relació entre procediment i organ gestor.</text:span></text:p>
        </text:list-item>
        <text:list-item>
          <text:p text:style-name="P95"><text:span text:style-name="T31">215</text:span>.<text:span text:style-name="T6">sql</text:span>: <text:span text:style-name="T32">Afegir la relació entre apicació i entitat.</text:span></text:p>
        </text:list-item>
        <text:list-item>
          <text:p text:style-name="P95"><text:span text:style-name="T31">223</text:span>.<text:span text:style-name="T6">sql</text:span>: <text:span text:style-name="T32">Afegir camp booleà per a indicar si l’últimcallback d’una notificació ha produït un error, i emplenar-lo.</text:span></text:p>
        </text:list-item>
        <text:list-item>
          <text:p text:style-name="P95"><text:span text:style-name="T31">230</text:span>.<text:span text:style-name="T6">sql</text:span>: <text:span text:style-name="T32">Modificar la mida del concepte, correu electrònic i nom de document per a adaptar-se a la mida màxima admesa al registre.</text:span></text:p>
        </text:list-item>
      </text:list>
      <text:h text:style-name="P68" text:outline-level="2"><text:bookmark-start text:name="__RefHeading___Toc2932_1431382800"/>Canvis <text:span text:style-name="T5">en</text:span> les propietats de l’aplicació<text:bookmark-end text:name="__RefHeading___Toc2932_1431382800"/></text:h>
      <text:list xml:id="list4168094104" text:style-name="L19">
        <text:list-item>
          <text:p text:style-name="P108"><text:span text:style-name="T31">238</text:span>.properties: </text:p>
          <text:list>
            <text:list-item>
              <text:p text:style-name="P108"><text:span text:style-name="T35">es.caib.notib.metriques.generar</text:span><text:span text:style-name="T25">: indica si generar mètriques. Valors possibles: [true, false].</text:span></text:p>
            </text:list-item>
          </text:list>
        </text:list-item>
        <text:list-item>
          <text:p text:style-name="P108"><text:span text:style-name="T31">250</text:span>.properties: </text:p>
          <text:list>
            <text:list-item>
              <text:p text:style-name="P108"><text:span text:style-name="T34">es.caib.notib.notificacio.document.size</text:span>: indica la mida màxima que s’admet <text:span text:style-name="T31">en bytes</text:span>. Notib no té limitació de mida, però notifica no admet més de 15Mb (que en Base64 corresponene a uns 11Mb). Exemple: 10635049 <text:span text:style-name="T31">(= 10Mb)</text:span></text:p>
            </text:list-item>
          </text:list>
        </text:list-item>
      </text:list>
      <text:p text:style-name="P38"/>
      <text:list xml:id="list174850339445082" text:continue-list="list174850554164531" text:style-name="Outline">
        <text:list-item>
          <text:h text:style-name="P63" text:outline-level="1"><text:bookmark-start text:name="__RefHeading___Toc2934_1431382800"/>Versió <text:span text:style-name="T26">1.1</text:span>.<text:span text:style-name="T37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271248339664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3"><text:span text:style-name="T28">0</text:span><text:span text:style-name="T37">2</text:span>/0<text:span text:style-name="T37">9</text:span>/20<text:span text:style-name="T28">20</text:span></text:p>
          </table:table-cell>
        </table:table-row>
        <table:table-row table:style-name="TableLine94271248254848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4">(Resum de modificacions incloses a dins aquesta versió)</text:p>
          </table:table-cell>
        </table:table-row>
      </table:table>
      <text:p text:style-name="P50"/>
      <text:h text:style-name="P69" text:outline-level="2"><text:bookmark-start text:name="__RefHeading___Toc660_249985081181"/>Modificacions incloses dins aquesta versió<text:bookmark-end text:name="__RefHeading___Toc660_249985081181"/></text:h>
      <text:p text:style-name="P48"><text:span text:style-name="T20">#247</text:span>: Missatge Estam preparant la descàrrega, per favor esperi...</text:p>
      <text:p text:style-name="P48"><text:span text:style-name="T20">#270</text:span>: Emissor incorrecte als detalls de la notificació</text:p>
      <text:p text:style-name="P48"><text:span text:style-name="T20">#245</text:span>: Missatge de confirmació d'esborrar procediment</text:p>
      <text:p text:style-name="P48"><text:span text:style-name="T20">#279</text:span>: Error al donar d'alta una notificació des de la API</text:p>
      <text:p text:style-name="P48"><text:span text:style-name="T20">#282</text:span>: Error registrant una notificació com administració</text:p>
      <text:p text:style-name="P48"><text:span text:style-name="T20">#283</text:span>: Error al eliminar destinatari en formulari d'alta</text:p>
      <text:p text:style-name="P48"><text:span text:style-name="T20">#254</text:span>: Opció per desactivar callbacks de clients</text:p>
      <text:p text:style-name="P48"><text:span text:style-name="T20">#264</text:span>: Actualitzar llibreria de datatables a versió 1.10+</text:p>
      <text:p text:style-name="P48"><text:span text:style-name="T20">#291</text:span>: Renombrar 'Codi grup' per 'Rol'</text:p>
      <text:p text:style-name="P48"><text:span text:style-name="T20">#277</text:span>: Error en esborrar grup</text:p>
      <text:p text:style-name="P48"><text:span text:style-name="T20">#285</text:span>: Revisar filtre per data de fi a la consulta de remeses</text:p>
      <text:p text:style-name="P48"><text:span text:style-name="T20">#266</text:span>: Revisar l'encoding del nom dels òrgans gestors</text:p>
      <text:p text:style-name="P48"><text:span text:style-name="T20">#239</text:span>: Alta de procediments automàtica</text:p>
      <text:p text:style-name="P48"><text:span text:style-name="T20">#259</text:span>: Error de comparecencia en Carpeta ciudadana</text:p>
      <text:p text:style-name="P48"><text:span text:style-name="T20">#278</text:span>: Error al accedir a Notib</text:p>
      <text:p text:style-name="P48"><text:span text:style-name="T20">#263</text:span>: Estendre els grups als òrgans gestors</text:p>
      <text:p text:style-name="P48"><text:span text:style-name="T20">#269</text:span>: Actualitzar plugin de registre</text:p>
      <text:p text:style-name="P48"><text:span text:style-name="T20">#260</text:span>: Capturar Llibre del registre pel codi dir3</text:p>
      <text:p text:style-name="P48"><text:span text:style-name="T20">#268</text:span>: Actualitzar la versió del plugin d'arxiu</text:p>
      <text:p text:style-name="P48"><text:span text:style-name="T20">#271</text:span>: Actualitzar codi SIA a les notificacions pendents</text:p>
      <text:p text:style-name="P48"><text:span text:style-name="T20">#292</text:span>: Referència emissor duplicada</text:p>
      <text:p text:style-name="P48"><text:span text:style-name="T20">#190</text:span>: Preparar NOTIB per una administració distribuïda</text:p>
      <text:p text:style-name="P48"><text:span text:style-name="T20">#246</text:span>: Error en esborrar un procediment amb notificacions </text:p>
      <text:p text:style-name="P48"><text:soft-page-break/><text:span text:style-name="T20">#185</text:span>: Integrar el frontal amb el visor de documents imprimibles CONSCSV</text:p>
      <text:p text:style-name="P48"><text:span text:style-name="T20">#297</text:span>: Definir oficina virutal a nivell d'entitat</text:p>
      <text:p text:style-name="P48"><text:span text:style-name="T20">#301</text:span>: No sumar els dies de caducitat si la notificació es fa des de l'API</text:p>
      <text:p text:style-name="P48"><text:span text:style-name="T20">#188</text:span>: Adaptar NOTIB a la gestió de procediments comuns</text:p>
      <text:p text:style-name="P48"><text:span text:style-name="T20">#296</text:span>: Opció per buidar les cachés de l'aplicació</text:p>
      <text:p text:style-name="P48"><text:span text:style-name="T20">#303</text:span>: PermissionDeniedException a l'hora de crear un procediment amb un administrador d'entitat</text:p>
      <text:p text:style-name="P48"><text:span text:style-name="T20">#298</text:span>: La URL que apunta al detall de la notificació del mail d'avís d'una notificació no es forma bé</text:p>
      <text:p text:style-name="P48"/>
      <text:h text:style-name="P70" text:outline-level="2"><text:bookmark-start text:name="__RefHeading___Toc2936_1431382800"/>Canvis <text:span text:style-name="T5">en</text:span> <text:span text:style-name="T5">la </text:span>base de dades<text:bookmark-end text:name="__RefHeading___Toc2936_1431382800"/></text:h>
      <text:list xml:id="list3582873387" text:style-name="L20">
        <text:list-item>
          <text:p text:style-name="P123"><text:span text:style-name="T31">18</text:span><text:span text:style-name="T39">8</text:span><text:span text:style-name="T38">.</text:span><text:span text:style-name="T6">sql</text:span><text:span text:style-name="T38">: </text:span><text:span text:style-name="T32">Afegir </text:span><text:span text:style-name="T39">el camp comú als procediments</text:span></text:p>
        </text:list-item>
        <text:list-item>
          <text:p text:style-name="P127">254.sql: Afegir la opció de desactivar les aplicacions</text:p>
        </text:list-item>
        <text:list-item>
          <text:p text:style-name="P123"><text:span text:style-name="T39">260.sql: </text:span>Capturar Llibre del registre pel codi dir3</text:p>
        </text:list-item>
        <text:list-item>
          <text:p text:style-name="P127">263.sql: Estendre els grups (i pagadors) a òrgans gestors</text:p>
        </text:list-item>
        <text:list-item>
          <text:p text:style-name="P127">297.sql: Configurar nom de l’oficina virtual de la entitat</text:p>
        </text:list-item>
      </text:list>
      <text:p text:style-name="P46"/>
      <text:h text:style-name="P70" text:outline-level="2"><text:bookmark-start text:name="__RefHeading___Toc2938_1431382800"/>Canvis <text:span text:style-name="T5">en</text:span> les propietats de l’aplicació<text:bookmark-end text:name="__RefHeading___Toc2938_1431382800"/></text:h>
      <text:list xml:id="list174849464105884" text:continue-list="list4168094104" text:style-name="L19">
        <text:list-item>
          <text:p text:style-name="P109"><text:span text:style-name="T31">23</text:span><text:span text:style-name="T39">9</text:span>.properties: </text:p>
          <text:list>
            <text:list-item>
              <text:p text:style-name="P121"><text:span text:style-name="T35">es.caib.notib.plugin.gesconadm.class</text:span><text:span text:style-name="T40">: </text:span><text:span text:style-name="T39">especifica la classe que es vol utilitzar com a implementació del plugin de contingut administratiu (rolsac)</text:span></text:p>
            </text:list-item>
            <text:list-item>
              <text:p text:style-name="P109"><text:span text:style-name="T35">es.caib.notib.plugin.gesconadm.base.url</text:span>: <text:span text:style-name="T39">informa de la url on es troba el gestor de continguts administratiu</text:span></text:p>
            </text:list-item>
            <text:list-item>
              <text:p text:style-name="P109"><text:span text:style-name="T35">es.caib.notib.plugin.gesconadm.username</text:span>: <text:span text:style-name="T39">usuari amb al que autenticar-se al gestor de continguts administratiu</text:span></text:p>
            </text:list-item>
            <text:list-item>
              <text:p text:style-name="P121"><text:span text:style-name="T35">es.caib.notib.plugin.gesconadm.password</text:span><text:span text:style-name="T40">: </text:span><text:span text:style-name="T39">contrasenya amb la que autenticar-se al gestor de continguts administratiu</text:span></text:p>
            </text:list-item>
            <text:list-item>
              <text:p text:style-name="P109"><text:span text:style-name="T35">es.caib.notib.plugin.gesconadm.basic.authentication</text:span>: <text:span text:style-name="T39">indica si utilitzar autenticació basic per a accedir als continguts del gestor de continguts administratiu</text:span></text:p>
            </text:list-item>
            <text:list-item>
              <text:p text:style-name="P122"><text:soft-page-break/><text:span text:style-name="T35">es.caib.notib.procediment.alta.auto.retard</text:span><text:span text:style-name="T40">: </text:span><text:span text:style-name="T39">indica </text:span><text:span text:style-name="T41">quin valor posar per defecte al camp retard dels procediments creats en la </text:span><text:span text:style-name="T39">actualització de procediments automàtica</text:span></text:p>
            </text:list-item>
            <text:list-item>
              <text:p text:style-name="P110"><text:span text:style-name="T35">es.caib.notib.procediment.alta.auto.caducitat</text:span>: <text:span text:style-name="T39">indica </text:span><text:span text:style-name="T41">quin valor posar per defecte al camp caducitat dels procediments creats en la <text:s/></text:span><text:span text:style-name="T39">actualització de procediments automàtica</text:span></text:p>
            </text:list-item>
            <text:list-item>
              <text:p text:style-name="P110"><text:span text:style-name="T35">es.caib.notib.actualitzacio.procediments.cron</text:span>: <text:span text:style-name="T41">especifica el moment en que s’ha d’executar la <text:s/></text:span><text:span text:style-name="T39">actualització de procediments automàtica, </text:span><text:span text:style-name="T41">en forma de cron</text:span></text:p>
            </text:list-item>
            <text:list-item>
              <text:p text:style-name="P110"><text:span text:style-name="T35">es.caib.notib.actualitzacio.procediments.actiu</text:span>: <text:span text:style-name="T39">indica si la actualització de procediments automàtica es troba activa</text:span></text:p>
            </text:list-item>
            <text:list-item>
              <text:p text:style-name="P122"><text:span text:style-name="T35">es.caib.notib.actualitzacio.procediments.modificar</text:span><text:span text:style-name="T40">: </text:span><text:span text:style-name="T39">indica si </text:span><text:span text:style-name="T41">en </text:span><text:span text:style-name="T39">la actualització de procediments automàtica </text:span><text:span text:style-name="T41">s’han de modificar els procediments existents a notib</text:span></text:p>
            </text:list-item>
            <text:list-item>
              <text:p text:style-name="P122"><text:span text:style-name="T35">es.caib.notib.actualitzacio.procediments.eliminar.organs</text:span><text:span text:style-name="T40">: </text:span><text:span text:style-name="T39">indica si </text:span><text:span text:style-name="T41">en </text:span><text:span text:style-name="T39">la actualització de procediments automàtica </text:span><text:span text:style-name="T41">s’han d’eliminar els òrgans gestors que es deixen d’utilitzar</text:span></text:p>
            </text:list-item>
          </text:list>
        </text:list-item>
      </text:list>
      <text:p text:style-name="P51"/>
      <text:list xml:id="list174849653563192" text:continue-list="list174850339445082" text:style-name="Outline">
        <text:list-item>
          <text:h text:style-name="P64" text:outline-level="1">Versió <text:span text:style-name="T26">1.1</text:span>.<text:span text:style-name="T37">4</text:span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271248436080">
          <table:table-cell table:style-name="Tabla1.A1" office:value-type="string">
            <text:p text:style-name="P13">Data</text:p>
          </table:table-cell>
          <table:table-cell table:style-name="Tabla1.B1" office:value-type="string">
            <text:p text:style-name="P44"><text:span text:style-name="T28">0</text:span><text:span text:style-name="T37">2</text:span>/0<text:span text:style-name="T37">9</text:span>/20<text:span text:style-name="T28">20</text:span></text:p>
          </table:table-cell>
        </table:table-row>
        <table:table-row table:style-name="TableLine94271248279840">
          <table:table-cell table:style-name="Tabla1.A2" office:value-type="string">
            <text:p text:style-name="P13">Resum</text:p>
          </table:table-cell>
          <table:table-cell table:style-name="Tabla1.B2" office:value-type="string">
            <text:p text:style-name="P35">(Resum de modificacions incloses a dins aquesta versió)</text:p>
          </table:table-cell>
        </table:table-row>
      </table:table>
      <text:p text:style-name="P52"/>
      <text:h text:style-name="P71" text:outline-level="2"><text:bookmark-start text:name="__RefHeading___Toc660_2499850811811"/>Modificacions incloses dins aquesta versió<text:bookmark-end text:name="__RefHeading___Toc660_2499850811811"/></text:h>
      <text:p text:style-name="P49"><text:span text:style-name="T20">#247</text:span>: Missatge Estam preparant la descàrrega, per favor esperi...</text:p>
      <text:p text:style-name="P49"><text:span text:style-name="T20">#270</text:span>: Emissor incorrecte als detalls de la notificació</text:p>
      <text:p text:style-name="P49"><text:span text:style-name="T20">#245</text:span>: Missatge de confirmació d'esborrar procediment</text:p>
      <text:p text:style-name="P49"><text:span text:style-name="T20">#279</text:span>: Error al donar d'alta una notificació des de la API</text:p>
      <text:p text:style-name="P49"><text:span text:style-name="T20">#282</text:span>: Error registrant una notificació com administració</text:p>
      <text:p text:style-name="P49"><text:span text:style-name="T20">#283</text:span>: Error al eliminar destinatari en formulari d'alta</text:p>
      <text:p text:style-name="P49"><text:span text:style-name="T20">#254</text:span>: Opció per desactivar callbacks de clients</text:p>
      <text:p text:style-name="P49"><text:span text:style-name="T20">#264</text:span>: Actualitzar llibreria de datatables a versió 1.10+</text:p>
      <text:p text:style-name="P49"><text:span text:style-name="T20">#291</text:span>: Renombrar 'Codi grup' per 'Rol'</text:p>
      <text:p text:style-name="P49"><text:span text:style-name="T20">#277</text:span>: Error en esborrar grup</text:p>
      <text:p text:style-name="P49"><text:span text:style-name="T20">#285</text:span>: Revisar filtre per data de fi a la consulta de remeses</text:p>
      <text:p text:style-name="P49"><text:span text:style-name="T20">#266</text:span>: Revisar l'encoding del nom dels òrgans gestors</text:p>
      <text:p text:style-name="P49"><text:span text:style-name="T20">#239</text:span>: Alta de procediments automàtica</text:p>
      <text:p text:style-name="P49"><text:span text:style-name="T20">#259</text:span>: Error de comparecencia en Carpeta ciudadana</text:p>
      <text:p text:style-name="P49"><text:span text:style-name="T20">#278</text:span>: Error al accedir a Notib</text:p>
      <text:p text:style-name="P49"><text:span text:style-name="T20">#263</text:span>: Estendre els grups als òrgans gestors</text:p>
      <text:p text:style-name="P49"><text:span text:style-name="T20">#269</text:span>: Actualitzar plugin de registre</text:p>
      <text:p text:style-name="P49"><text:span text:style-name="T20">#260</text:span>: Capturar Llibre del registre pel codi dir3</text:p>
      <text:p text:style-name="P49"><text:span text:style-name="T20">#268</text:span>: Actualitzar la versió del plugin d'arxiu</text:p>
      <text:p text:style-name="P49"><text:span text:style-name="T20">#271</text:span>: Actualitzar codi SIA a les notificacions pendents</text:p>
      <text:p text:style-name="P49"><text:span text:style-name="T20">#292</text:span>: Referència emissor duplicada</text:p>
      <text:p text:style-name="P49"><text:span text:style-name="T20">#190</text:span>: Preparar NOTIB per una administració distribuïda</text:p>
      <text:p text:style-name="P49"><text:span text:style-name="T20">#246</text:span>: Error en esborrar un procediment amb notificacions </text:p>
      <text:p text:style-name="P49"><text:soft-page-break/><text:span text:style-name="T20">#185</text:span>: Integrar el frontal amb el visor de documents imprimibles CONSCSV</text:p>
      <text:p text:style-name="P49"><text:span text:style-name="T20">#297</text:span>: Definir oficina virutal a nivell d'entitat</text:p>
      <text:p text:style-name="P49"><text:span text:style-name="T20">#301</text:span>: No sumar els dies de caducitat si la notificació es fa des de l'API</text:p>
      <text:p text:style-name="P49"><text:span text:style-name="T20">#188</text:span>: Adaptar NOTIB a la gestió de procediments comuns</text:p>
      <text:p text:style-name="P49"><text:span text:style-name="T20">#296</text:span>: Opció per buidar les cachés de l'aplicació</text:p>
      <text:p text:style-name="P49"><text:span text:style-name="T20">#303</text:span>: PermissionDeniedException a l'hora de crear un procediment amb un administrador d'entitat</text:p>
      <text:p text:style-name="P49"><text:span text:style-name="T20">#298</text:span>: La URL que apunta al detall de la notificació del mail d'avís d'una notificació no es forma bé</text:p>
      <text:p text:style-name="P49"/>
      <text:h text:style-name="P71" text:outline-level="2"><text:bookmark-start text:name="__RefHeading___Toc2936_14313828001"/>Canvis <text:span text:style-name="T5">en</text:span> <text:span text:style-name="T5">la </text:span>base de dades<text:bookmark-end text:name="__RefHeading___Toc2936_14313828001"/></text:h>
      <text:list xml:id="list174851144499392" text:continue-list="list3582873387" text:style-name="L20">
        <text:list-item>
          <text:p text:style-name="P124"><text:span text:style-name="T31">18</text:span><text:span text:style-name="T39">8</text:span><text:span text:style-name="T38">.</text:span><text:span text:style-name="T6">sql</text:span><text:span text:style-name="T38">: </text:span><text:span text:style-name="T32">Afegir </text:span><text:span text:style-name="T39">el camp comú als procediments</text:span></text:p>
        </text:list-item>
        <text:list-item>
          <text:p text:style-name="P128">254.sql: Afegir la opció de desactivar les aplicacions</text:p>
        </text:list-item>
        <text:list-item>
          <text:p text:style-name="P124"><text:span text:style-name="T39">260.sql: </text:span>Capturar Llibre del registre pel codi dir3</text:p>
        </text:list-item>
        <text:list-item>
          <text:p text:style-name="P128">263.sql: Estendre els grups (i pagadors) a òrgans gestors</text:p>
        </text:list-item>
        <text:list-item>
          <text:p text:style-name="P128">297.sql: Configurar nom de l’oficina virtual de la entitat</text:p>
        </text:list-item>
      </text:list>
      <text:p text:style-name="P47"/>
      <text:h text:style-name="P71" text:outline-level="2"><text:bookmark-start text:name="__RefHeading___Toc2938_14313828001"/>Canvis <text:span text:style-name="T5">en</text:span> les propietats de l’aplicació<text:bookmark-end text:name="__RefHeading___Toc2938_14313828001"/></text:h>
      <text:list xml:id="list2144946729" text:style-name="L21">
        <text:list-item>
          <text:p text:style-name="P111"><text:span text:style-name="T31">23</text:span><text:span text:style-name="T39">9</text:span>.properties: </text:p>
          <text:list>
            <text:list-item>
              <text:p text:style-name="P129"><text:span text:style-name="T35">es.caib.notib.plugin.gesconadm.class</text:span><text:span text:style-name="T40">: </text:span><text:span text:style-name="T39">especifica la classe que es vol utilitzar com a implementació del plugin de contingut administratiu (rolsac)</text:span></text:p>
            </text:list-item>
            <text:list-item>
              <text:p text:style-name="P111"><text:span text:style-name="T35">es.caib.notib.plugin.gesconadm.base.url</text:span>: <text:span text:style-name="T39">informa de la url on es troba el gestor de continguts administratiu</text:span></text:p>
            </text:list-item>
            <text:list-item>
              <text:p text:style-name="P111"><text:span text:style-name="T35">es.caib.notib.plugin.gesconadm.username</text:span>: <text:span text:style-name="T39">usuari amb al que autenticar-se al gestor de continguts administratiu</text:span></text:p>
            </text:list-item>
            <text:list-item>
              <text:p text:style-name="P129"><text:span text:style-name="T35">es.caib.notib.plugin.gesconadm.password</text:span><text:span text:style-name="T40">: </text:span><text:span text:style-name="T39">contrasenya amb la que autenticar-se al gestor de continguts administratiu</text:span></text:p>
            </text:list-item>
            <text:list-item>
              <text:p text:style-name="P111"><text:span text:style-name="T35">es.caib.notib.plugin.gesconadm.basic.authentication</text:span>: <text:span text:style-name="T39">indica si utilitzar autenticació basic per a accedir als continguts del gestor de continguts administratiu</text:span></text:p>
            </text:list-item>
            <text:list-item>
              <text:p text:style-name="P129"><text:soft-page-break/><text:span text:style-name="T35">es.caib.notib.procediment.alta.auto.retard</text:span><text:span text:style-name="T40">: </text:span><text:span text:style-name="T39">indica </text:span><text:span text:style-name="T41">quin valor posar per defecte al camp retard dels procediments creats en la </text:span><text:span text:style-name="T39">actualització de procediments automàtica</text:span></text:p>
            </text:list-item>
            <text:list-item>
              <text:p text:style-name="P111"><text:span text:style-name="T35">es.caib.notib.procediment.alta.auto.caducitat</text:span>: <text:span text:style-name="T39">indica </text:span><text:span text:style-name="T41">quin valor posar per defecte al camp caducitat dels procediments creats en la <text:s/></text:span><text:span text:style-name="T39">actualització de procediments automàtica</text:span></text:p>
            </text:list-item>
            <text:list-item>
              <text:p text:style-name="P111"><text:span text:style-name="T35">es.caib.notib.actualitzacio.procediments.cron</text:span>: <text:span text:style-name="T41">especifica el moment en que s’ha d’executar la <text:s/></text:span><text:span text:style-name="T39">actualització de procediments automàtica, </text:span><text:span text:style-name="T41">en forma de cron</text:span></text:p>
            </text:list-item>
            <text:list-item>
              <text:p text:style-name="P111"><text:span text:style-name="T35">es.caib.notib.actualitzacio.procediments.actiu</text:span>: <text:span text:style-name="T39">indica si la actualització de procediments automàtica es troba activa</text:span></text:p>
            </text:list-item>
            <text:list-item>
              <text:p text:style-name="P129"><text:span text:style-name="T35">es.caib.notib.actualitzacio.procediments.modificar</text:span><text:span text:style-name="T40">: </text:span><text:span text:style-name="T39">indica si </text:span><text:span text:style-name="T41">en </text:span><text:span text:style-name="T39">la actualització de procediments automàtica </text:span><text:span text:style-name="T41">s’han de modificar els procediments existents a notib</text:span></text:p>
            </text:list-item>
            <text:list-item>
              <text:p text:style-name="P129"><text:span text:style-name="T35">es.caib.notib.actualitzacio.procediments.eliminar.organs</text:span><text:span text:style-name="T40">: </text:span><text:span text:style-name="T39">indica si </text:span><text:span text:style-name="T41">en </text:span><text:span text:style-name="T39">la actualització de procediments automàtica </text:span><text:span text:style-name="T41">s’han d’eliminar els òrgans gestors que es deixen d’utilitzar</text:span></text:p>
            </text:list-item>
          </text:list>
        </text:list-item>
      </text:list>
      <text:p text:style-name="P52"/>
      <text:list xml:id="list174851015583704" text:continue-list="list174849653563192" text:style-name="Outline">
        <text:list-item>
          <text:h text:style-name="P65" text:outline-level="1"><text:span text:style-name="T4">Versió </text:span><text:span text:style-name="T26">1.1</text:span><text:span text:style-name="T4">.</text:span><text:span text:style-name="T43">11</text:span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271248523488">
          <table:table-cell table:style-name="Tabla2.A1" office:value-type="string">
            <text:p text:style-name="P14">Data</text:p>
          </table:table-cell>
          <table:table-cell table:style-name="Tabla2.B1" office:value-type="string">
            <text:p text:style-name="P54"><text:span text:style-name="T28">0</text:span><text:span text:style-name="T42">1</text:span><text:span text:style-name="T26">/0</text:span><text:span text:style-name="T42">7</text:span><text:span text:style-name="T26">/20</text:span><text:span text:style-name="T28">2</text:span><text:span text:style-name="T42">1</text:span></text:p>
          </table:table-cell>
        </table:table-row>
        <table:table-row table:style-name="TableLine94271248379952">
          <table:table-cell table:style-name="Tabla2.A2" office:value-type="string">
            <text:p text:style-name="P14">Resum</text:p>
          </table:table-cell>
          <table:table-cell table:style-name="Tabla2.B2" office:value-type="string">
            <text:p text:style-name="P55">Correcció d’errors, afegida funcionalitat per a enviar notificacions massives i definir avisos dins l’aplicació</text:p>
          </table:table-cell>
        </table:table-row>
      </table:table>
      <text:p text:style-name="P53"/>
      <text:h text:style-name="P72" text:outline-level="2"><text:bookmark-start text:name="__RefHeading___Toc660_24998508118111"/>Modificacions incloses dins aquesta versió<text:bookmark-end text:name="__RefHeading___Toc660_24998508118111"/></text:h>
      <text:p text:style-name="P53"><text:span text:style-name="T20">#2</text:span><text:span text:style-name="T21">72</text:span><text:span text:style-name="T4">: Actualitzar manual d'usuari </text:span></text:p>
      <text:p text:style-name="P53"><text:span text:style-name="T20">#2</text:span><text:span text:style-name="T22">86</text:span><text:span text:style-name="T4">: </text:span>Afegir un sistema d'avisos generals</text:p>
      <text:p text:style-name="P53"><text:span text:style-name="T20">#</text:span><text:span text:style-name="T22">379</text:span><text:span text:style-name="T4">: </text:span>Enviament massiu (fitxer CSV)</text:p>
      <text:p text:style-name="P53"><text:span text:style-name="T20">#</text:span><text:span text:style-name="T22">493</text:span><text:span text:style-name="T4">: </text:span>Revisar procés d'actualització d'enviaments expirats</text:p>
      <text:p text:style-name="P53"><text:span text:style-name="T20">#</text:span><text:span text:style-name="T22">494</text:span><text:span text:style-name="T4">: </text:span>Revisar missatge d'error al borrar procediment</text:p>
      <text:p text:style-name="P53"><text:span text:style-name="T20">#</text:span><text:span text:style-name="T22">497</text:span><text:span text:style-name="T4">: </text:span>No enviar el document a notificar cap al registre</text:p>
      <text:p text:style-name="P53"><text:span text:style-name="T20">#</text:span><text:span text:style-name="T22">498</text:span><text:span text:style-name="T4">: </text:span>No generar el justificant de registre</text:p>
      <text:p text:style-name="P53"><text:span text:style-name="T20">#</text:span><text:span text:style-name="T22">506</text:span><text:span text:style-name="T4">: </text:span>Mostrar el nom de l'aplicació en el monitor d'integracions (Callback Client)</text:p>
      <text:p text:style-name="P53"><text:span text:style-name="T20">#</text:span><text:span text:style-name="T22">512</text:span><text:span text:style-name="T4">: </text:span>Recordar procediment en l'edició d'un enviament</text:p>
      <text:p text:style-name="P53"><text:span text:style-name="T20">#</text:span><text:span text:style-name="T22">513</text:span><text:span text:style-name="T4">: </text:span>Moure secció Informació dels enviaments abans de la secció Adjunt</text:p>
      <text:p text:style-name="P53"><text:span text:style-name="T20">#</text:span><text:span text:style-name="T22">514</text:span><text:span text:style-name="T4">: </text:span>No funciona el filtre de procediments comuns</text:p>
      <text:p text:style-name="P53"><text:span text:style-name="T20">#</text:span><text:span text:style-name="T22">521</text:span><text:span text:style-name="T4">: </text:span>Comunicacio amb error, sense missatge (null)</text:p>
      <text:p text:style-name="P53"><text:span text:style-name="T20">#</text:span><text:span text:style-name="T22">522</text:span><text:span text:style-name="T4">: </text:span>Canvis en el justificant d'enviament</text:p>
      <text:p text:style-name="P53"><text:span text:style-name="T20">#</text:span><text:span text:style-name="T22">527</text:span><text:span text:style-name="T4">: </text:span>No es poden crear notificacions d'òrgans amb permisos a a un òrgan pare</text:p>
      <text:p text:style-name="P56"><text:span text:style-name="T20">#</text:span><text:span text:style-name="T22">536</text:span><text:span text:style-name="T4">: </text:span>No permetre realitzar enviaments amb òrgans obsolets</text:p>
      <text:p text:style-name="P56"><text:span text:style-name="T20">#</text:span><text:span text:style-name="T22">537</text:span><text:span text:style-name="T4">: </text:span>L'usuari pot enviar comunicacions SIR a oficines no SIR modificant el tipus d'enviament</text:p>
      <text:p text:style-name="P56"><text:span text:style-name="T20">#</text:span><text:span text:style-name="T22">544</text:span><text:span text:style-name="T4">: </text:span>Error al intentar crear un permís amb un nom massa llarg</text:p>
      <text:p text:style-name="P56"><text:span text:style-name="T20">#</text:span><text:span text:style-name="T22">545</text:span><text:span text:style-name="T4">: </text:span>Revisió ordenament per columnes de la taula de procediments</text:p>
      <text:p text:style-name="P56"><text:span text:style-name="T20">#</text:span><text:span text:style-name="T22">546</text:span><text:span text:style-name="T4">: </text:span>Error no controlat al crear un procediment</text:p>
      <text:p text:style-name="P56"><text:span text:style-name="T20">#</text:span><text:span text:style-name="T22">547</text:span><text:span text:style-name="T4">: </text:span>Errors formulari modificació d'un procediment</text:p>
      <text:p text:style-name="P56"><text:soft-page-break/><text:span text:style-name="T20">#</text:span><text:span text:style-name="T22">551</text:span><text:span text:style-name="T4">: </text:span>Afe<text:span text:style-name="T44">g</text:span>ir un avis d'òrgan obsolet en els desplegables i llistats</text:p>
      <text:p text:style-name="P56"><text:span text:style-name="T20">#</text:span><text:span text:style-name="T22">552</text:span><text:span text:style-name="T4">: </text:span>Revisar error del botó notificar canvi estat al client</text:p>
      <text:p text:style-name="P56"><text:span text:style-name="T20">#</text:span><text:span text:style-name="T22">560</text:span><text:span text:style-name="T4">: </text:span>Problema amb la cache procediments-òrgans</text:p>
      <text:p text:style-name="P56"><text:span text:style-name="T20">#</text:span><text:span text:style-name="T22">561</text:span><text:span text:style-name="T4">: </text:span>Error al filtrar per codi DIR3 a la taula d'enviaments</text:p>
      <text:p text:style-name="P56"><text:span text:style-name="T20">#</text:span><text:span text:style-name="T22">562</text:span><text:span text:style-name="T4">: </text:span>Error al accedir al formulari d'edició de remeses</text:p>
      <text:p text:style-name="P133"><text:span text:style-name="T20">#</text:span><text:span text:style-name="T22">56</text:span><text:span text:style-name="T23">7</text:span><text:span text:style-name="T4">: </text:span>Cola d'enviaments bloquetjada</text:p>
      <text:h text:style-name="P72" text:outline-level="2"><text:bookmark-start text:name="__RefHeading___Toc2936_143138280011"/>Canvis <text:span text:style-name="T5">en</text:span> <text:span text:style-name="T5">la </text:span>base de dades<text:bookmark-end text:name="__RefHeading___Toc2936_143138280011"/></text:h>
      <text:list xml:id="list174850477200375" text:continue-list="list174851144499392" text:style-name="L20">
        <text:list-item>
          <text:p text:style-name="P125"><text:span text:style-name="T45">286</text:span><text:span text:style-name="T38">.</text:span><text:span text:style-name="T6">sql</text:span><text:span text:style-name="T38">: Afegir un sistema d'avisos generals</text:span></text:p>
        </text:list-item>
        <text:list-item>
          <text:p text:style-name="P125"><text:span text:style-name="T45">379</text:span><text:span text:style-name="T39">.sql: Enviament massiu (fitxer CSV)</text:span></text:p>
        </text:list-item>
        <text:list-item>
          <text:p text:style-name="P125"><text:span text:style-name="T45">536</text:span><text:span text:style-name="T39">.sql: No permetre realitzar enviaments amb òrgans obsolets</text:span></text:p>
        </text:list-item>
        <text:list-item>
          <text:p text:style-name="P125"><text:span text:style-name="T45">551</text:span><text:span text:style-name="T39">.sql: Afe</text:span><text:span text:style-name="T44">g</text:span><text:span text:style-name="T39">ir un avis d'òrgan obsolet en els desplegables i llistats</text:span></text:p>
        </text:list-item>
        <text:list-item>
          <text:p text:style-name="P126"><text:span text:style-name="T39">567.sql: Cola d'enviaments bloquetjada</text:span></text:p>
        </text:list-item>
      </text:list>
      <text:h text:style-name="P72" text:outline-level="2"><text:bookmark-start text:name="__RefHeading___Toc2938_143138280011"/>Canvis <text:span text:style-name="T5">en</text:span> les propietats de l’aplicació<text:bookmark-end text:name="__RefHeading___Toc2938_143138280011"/></text:h>
      <text:list xml:id="list660331535" text:style-name="L22">
        <text:list-item>
          <text:p text:style-name="P130"><text:span text:style-name="T45">379</text:span><text:span text:style-name="T40">.properties: </text:span></text:p>
          <text:list>
            <text:list-item>
              <text:p text:style-name="P130"><text:span text:style-name="T35">es.caib.notib.enviament.massiu.prioritat</text:span><text:span text:style-name="T40">: Indica si l'enviament massiu s'ha de prioritzar per a que s'enviin el més aviat possible, o si han de tenir una </text:span>prioritat més baixa en referència a la resta de notificacions. Valors possibles: BAIXA o ALTA. Valor per defecte: BAIXA.</text:p>
            </text:list-item>
          </text:list>
        </text:list-item>
        <text:list-item>
          <text:p text:style-name="P131"><text:span text:style-name="T45">497</text:span><text:span text:style-name="T40">.properties: </text:span></text:p>
          <text:list>
            <text:list-item>
              <text:p text:style-name="P131"><text:span text:style-name="T35">es.caib.notib.plugin.registre.documents.enviar</text:span><text:span text:style-name="T40">: Indica si s'han d'enviar els documents a notificar/comunicar al registre.</text:span></text:p>
            </text:list-item>
          </text:list>
        </text:list-item>
        <text:list-item>
          <text:p text:style-name="P131"><text:span text:style-name="T45">498</text:span><text:span text:style-name="T40">.properties: </text:span></text:p>
          <text:list>
            <text:list-item>
              <text:p text:style-name="P131"><text:span text:style-name="T35">es.caib.notib.plugin.registre.generar.justificant</text:span><text:span text:style-name="T40">: Indica si s'ha de generar el justificant del registre de totes les notificacions.</text:span> Si es false només es generen per a comunicacions a administracions (enviaments SIR)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271246314080">
            <table:table-cell office:value-type="string">
              <text:p text:style-name="MP2"><draw:g text:anchor-type="as-char" draw:z-index="26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7</text:page-number></text:span><text:span text:style-name="MT1"><text:s/>/ </text:span><text:span text:style-name="MT1"><text:page-count>2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7-06T17:48:49.151127906">06/07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0H34M48S</meta:editing-duration>
    <meta:editing-cycles>46</meta:editing-cycles>
    <meta:generator>LibreOffice/6.4.7.2$Linux_X86_64 LibreOffice_project/40$Build-2</meta:generator>
    <dc:date>2021-07-06T17:48:49.067907384</dc:date>
    <meta:document-statistic meta:table-count="19" meta:image-count="0" meta:object-count="0" meta:page-count="28" meta:paragraph-count="539" meta:word-count="4120" meta:character-count="26304" meta:non-whitespace-character-count="22977"/>
  </office:meta>
</office:document-meta>
</file>